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735ba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31161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3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c819a59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51cf6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37e4c"/>
    </style:style>
    <style:style style:name="P54" style:family="paragraph" style:parent-style-name="Standard">
      <style:text-properties officeooo:paragraph-rsid="0d17169e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4fb2fa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53d678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c75ecf"/>
    </style:style>
    <style:style style:name="P64" style:family="paragraph" style:parent-style-name="Standard">
      <style:text-properties officeooo:paragraph-rsid="0dc8ca39"/>
    </style:style>
    <style:style style:name="P65" style:family="paragraph" style:parent-style-name="Standard">
      <style:text-properties officeooo:paragraph-rsid="0dd5b7dc"/>
    </style:style>
    <style:style style:name="P66" style:family="paragraph" style:parent-style-name="Standard">
      <style:text-properties officeooo:paragraph-rsid="0dd73527"/>
    </style:style>
    <style:style style:name="P67" style:family="paragraph" style:parent-style-name="Standard">
      <style:text-properties officeooo:paragraph-rsid="0dd7cbe7"/>
    </style:style>
    <style:style style:name="P68" style:family="paragraph" style:parent-style-name="Standard">
      <style:text-properties officeooo:paragraph-rsid="0de414b5"/>
    </style:style>
    <style:style style:name="P69" style:family="paragraph" style:parent-style-name="Standard">
      <style:text-properties officeooo:paragraph-rsid="0dedec60"/>
    </style:style>
    <style:style style:name="P70" style:family="paragraph" style:parent-style-name="Standard">
      <style:text-properties officeooo:paragraph-rsid="0df7cf63"/>
    </style:style>
    <style:style style:name="P71" style:family="paragraph" style:parent-style-name="Standard">
      <style:text-properties officeooo:paragraph-rsid="0e03342d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rsid="0e0463fc" officeooo:paragraph-rsid="0e0463fc"/>
    </style:style>
    <style:style style:name="P74" style:family="paragraph" style:parent-style-name="Standard">
      <style:text-properties officeooo:paragraph-rsid="0e051aee"/>
    </style:style>
    <style:style style:name="P75" style:family="paragraph" style:parent-style-name="Standard">
      <style:text-properties officeooo:paragraph-rsid="0e0bda5c"/>
    </style:style>
    <style:style style:name="P76" style:family="paragraph" style:parent-style-name="Standard">
      <style:text-properties officeooo:paragraph-rsid="0e0dd9c2"/>
    </style:style>
    <style:style style:name="P77" style:family="paragraph" style:parent-style-name="Standard">
      <style:text-properties officeooo:paragraph-rsid="0e0e55f6"/>
    </style:style>
    <style:style style:name="P78" style:family="paragraph" style:parent-style-name="Standard">
      <style:text-properties officeooo:paragraph-rsid="0e1139eb"/>
    </style:style>
    <style:style style:name="P79" style:family="paragraph" style:parent-style-name="Standard">
      <style:text-properties officeooo:paragraph-rsid="0e2a40f4"/>
    </style:style>
    <style:style style:name="P80" style:family="paragraph" style:parent-style-name="Standard">
      <style:text-properties officeooo:paragraph-rsid="0e2f7716"/>
    </style:style>
    <style:style style:name="P81" style:family="paragraph" style:parent-style-name="Standard">
      <style:text-properties officeooo:paragraph-rsid="0e31161c"/>
    </style:style>
    <style:style style:name="P82" style:family="paragraph" style:parent-style-name="Standard">
      <style:text-properties officeooo:paragraph-rsid="0e31da1d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4c0055"/>
    </style:style>
    <style:style style:name="P86" style:family="paragraph" style:parent-style-name="Footnote">
      <style:text-properties officeooo:paragraph-rsid="0d5dc5cc"/>
    </style:style>
    <style:style style:name="P87" style:family="paragraph" style:parent-style-name="Footnote">
      <style:text-properties officeooo:paragraph-rsid="0dd16467"/>
    </style:style>
    <style:style style:name="P88" style:family="paragraph" style:parent-style-name="Footnote">
      <style:text-properties officeooo:paragraph-rsid="0de5d71d"/>
    </style:style>
    <style:style style:name="P89" style:family="paragraph" style:parent-style-name="Footnote">
      <style:text-properties officeooo:paragraph-rsid="0de71249"/>
    </style:style>
    <style:style style:name="P90" style:family="paragraph" style:parent-style-name="Footnote">
      <style:text-properties officeooo:paragraph-rsid="04473353"/>
    </style:style>
    <style:style style:name="P91" style:family="paragraph" style:parent-style-name="Footnote">
      <style:text-properties officeooo:paragraph-rsid="0e24c429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98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>
      <style:text-properties officeooo:paragraph-rsid="0e38fc62"/>
    </style:style>
    <style:style style:name="P100" style:family="paragraph" style:parent-style-name="Standard">
      <style:text-properties officeooo:paragraph-rsid="0dc75ecf"/>
    </style:style>
    <style:style style:name="P101" style:family="paragraph" style:parent-style-name="Standard">
      <style:text-properties officeooo:paragraph-rsid="0dd5b7dc"/>
    </style:style>
    <style:style style:name="P102" style:family="paragraph" style:parent-style-name="Standard">
      <style:text-properties officeooo:paragraph-rsid="0e3921df"/>
    </style:style>
    <style:style style:name="P103" style:family="paragraph" style:parent-style-name="Standard">
      <style:text-properties officeooo:rsid="0e3921df" officeooo:paragraph-rsid="0e3921df"/>
    </style:style>
    <style:style style:name="P104" style:family="paragraph" style:parent-style-name="Standard">
      <style:text-properties officeooo:paragraph-rsid="0e3ebd7e"/>
    </style:style>
    <style:style style:name="P105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3116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3735b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31da1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0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09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10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11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12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13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14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15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7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8" style:family="text">
      <style:text-properties fo:color="#000000" style:font-name="Ubuntu" fo:font-size="12pt" style:font-size-asian="12pt" style:font-size-complex="12pt"/>
    </style:style>
    <style:style style:name="T319" style:family="text">
      <style:text-properties fo:color="#000000" style:font-name="Ubuntu" fo:font-size="12pt" officeooo:rsid="004804ae" style:font-size-asian="12pt" style:font-size-complex="12pt"/>
    </style:style>
    <style:style style:name="T320" style:family="text">
      <style:text-properties fo:color="#000000" style:font-name="Ubuntu" fo:font-size="12pt" officeooo:rsid="0d21a97c" style:font-size-asian="12pt" style:font-size-complex="12pt"/>
    </style:style>
    <style:style style:name="T321" style:family="text">
      <style:text-properties fo:color="#000000" style:font-name="Ubuntu" fo:font-size="12pt" officeooo:rsid="0d2ecc1a" style:font-size-asian="12pt" style:font-size-complex="12pt"/>
    </style:style>
    <style:style style:name="T322" style:family="text">
      <style:text-properties fo:color="#000000" style:text-underline-style="none" officeooo:rsid="0bd0b23f" style:font-size-asian="12pt" style:font-size-complex="12pt"/>
    </style:style>
    <style:style style:name="T32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1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1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1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1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1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1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1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Ubuntu1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1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5" style:family="text">
      <style:text-properties fo:color="#000000" style:font-name="Ubuntu1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6" style:family="text">
      <style:text-properties fo:color="#000000" style:font-name="Ubuntu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7" style:family="text">
      <style:text-properties fo:color="#000000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8" style:family="text">
      <style:text-properties fo:color="#000000" style:font-name="Ubuntu1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style:font-name="Ubuntu1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style:font-name="Ubuntu1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style:font-name="Ubuntu1" fo:font-size="12pt" fo:language="nl" fo:country="NL" officeooo:rsid="0e31161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style:font-name="Ubuntu1" fo:font-size="12pt" fo:language="nl" fo:country="NL" officeooo:rsid="0e3b1a82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4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style:use-window-font-color="true"/>
    </style:style>
    <style:style style:name="T356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7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officeooo:rsid="047da547"/>
    </style:style>
    <style:style style:name="T388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9" style:family="text">
      <style:text-properties officeooo:rsid="047fb57c"/>
    </style:style>
    <style:style style:name="T390" style:family="text">
      <style:text-properties officeooo:rsid="047da547"/>
    </style:style>
    <style:style style:name="T391" style:family="text">
      <style:text-properties officeooo:rsid="01657261" style:font-size-asian="12pt" style:font-size-complex="12pt"/>
    </style:style>
    <style:style style:name="T392" style:family="text">
      <style:text-properties officeooo:rsid="04473353"/>
    </style:style>
    <style:style style:name="T393" style:family="text">
      <style:text-properties fo:font-weight="normal" style:font-weight-asian="normal" style:font-weight-complex="normal"/>
    </style:style>
    <style:style style:name="T394" style:family="text">
      <style:text-properties fo:font-weight="normal" officeooo:rsid="0d53468e" style:font-weight-asian="normal" style:font-weight-complex="normal"/>
    </style:style>
    <style:style style:name="T395" style:family="text">
      <style:text-properties fo:font-weight="normal" officeooo:rsid="0d5e9ec2" style:font-weight-asian="normal" style:font-weight-complex="normal"/>
    </style:style>
    <style:style style:name="T396" style:family="text">
      <style:text-properties fo:font-weight="normal" officeooo:rsid="0d516aa8" style:font-weight-asian="normal" style:font-weight-complex="normal"/>
    </style:style>
    <style:style style:name="T397" style:family="text">
      <style:text-properties fo:font-weight="normal" officeooo:rsid="0d6a0c36" style:font-weight-asian="normal" style:font-weight-complex="normal"/>
    </style:style>
    <style:style style:name="T398" style:family="text">
      <style:text-properties officeooo:rsid="06049971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officeooo:rsid="06049971" style:font-weight-asian="bold" style:font-weight-complex="bold"/>
    </style:style>
    <style:style style:name="T401" style:family="text">
      <style:text-properties fo:font-weight="bold" officeooo:rsid="0e0463fc" style:font-weight-asian="bold" style:font-weight-complex="bold"/>
    </style:style>
    <style:style style:name="T402" style:family="text">
      <style:text-properties fo:font-weight="bold" officeooo:rsid="0e3cd086" style:font-weight-asian="bold" style:font-weight-complex="bold"/>
    </style:style>
    <style:style style:name="T403" style:family="text">
      <style:text-properties officeooo:rsid="0594b105"/>
    </style:style>
    <style:style style:name="T404" style:family="text">
      <style:text-properties officeooo:rsid="0aace3cd"/>
    </style:style>
    <style:style style:name="T40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6" style:family="text">
      <style:text-properties fo:font-size="10pt" style:font-size-asian="10pt" style:font-size-complex="10pt"/>
    </style:style>
    <style:style style:name="T407" style:family="text">
      <style:text-properties fo:font-size="10pt" officeooo:rsid="06049971" style:font-size-asian="10pt" style:font-size-complex="10pt"/>
    </style:style>
    <style:style style:name="T408" style:family="text">
      <style:text-properties fo:font-size="10pt" officeooo:rsid="0db4d737" style:font-size-asian="10pt" style:font-size-complex="10pt"/>
    </style:style>
    <style:style style:name="T409" style:family="text">
      <style:text-properties fo:font-size="10pt" officeooo:rsid="0db5d4ba" style:font-size-asian="10pt" style:font-size-complex="10pt"/>
    </style:style>
    <style:style style:name="T410" style:family="text">
      <style:text-properties fo:font-size="10pt" officeooo:rsid="0dd944c0" style:font-size-asian="10pt" style:font-style-asian="italic" style:font-size-complex="10pt" style:font-style-complex="italic"/>
    </style:style>
    <style:style style:name="T411" style:family="text">
      <style:text-properties fo:font-size="10pt" officeooo:rsid="06049971" style:font-size-asian="10pt" style:font-style-asian="italic" style:font-size-complex="10pt" style:font-style-complex="italic"/>
    </style:style>
    <style:style style:name="T412" style:family="text">
      <style:text-properties officeooo:rsid="0394a435"/>
    </style:style>
    <style:style style:name="T413" style:family="text">
      <style:text-properties officeooo:rsid="0b668458"/>
    </style:style>
    <style:style style:name="T414" style:family="text">
      <style:text-properties officeooo:rsid="0c125172"/>
    </style:style>
    <style:style style:name="T415" style:family="text">
      <style:text-properties officeooo:rsid="0d4b2054"/>
    </style:style>
    <style:style style:name="T416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7" style:family="text">
      <style:text-properties officeooo:rsid="0d1ec96e"/>
    </style:style>
    <style:style style:name="T418" style:family="text">
      <style:text-properties officeooo:rsid="0d4a40eb"/>
    </style:style>
    <style:style style:name="T419" style:family="text">
      <style:text-properties officeooo:rsid="0d53468e"/>
    </style:style>
    <style:style style:name="T42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21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22" style:family="text">
      <style:text-properties officeooo:rsid="0de51e68"/>
    </style:style>
    <style:style style:name="T423" style:family="text">
      <style:text-properties officeooo:rsid="0e0463fc"/>
    </style:style>
    <style:style style:name="T424" style:family="text">
      <style:text-properties officeooo:rsid="0e3b1a82"/>
    </style:style>
    <style:style style:name="T425" style:family="text">
      <style:text-properties officeooo:rsid="0e3bdaf5"/>
    </style:style>
    <style:style style:name="T426" style:family="text">
      <style:text-properties officeooo:rsid="0e3cd08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82">C</text:span></text:span><text:span text:style-name="Strong_20_Emphasis"><text:span text:style-name="T278">hecklist voor </text:span></text:span><text:span text:style-name="Strong_20_Emphasis"><text:span text:style-name="T285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6">Debian</text:span></text:span><text:reference-mark-end text:name="Distributie"/><text:span text:style-name="Strong_20_Emphasis"><text:span text:style-name="T290"> </text:span></text:span><text:span text:style-name="Strong_20_Emphasis"><text:span text:style-name="T292">GNU/Linux </text:span></text:span><text:reference-mark-start text:name="Versie"/><text:span text:style-name="Strong_20_Emphasis"><text:span text:style-name="T286">1</text:span></text:span><text:span text:style-name="Strong_20_Emphasis"><text:span text:style-name="T287">1</text:span></text:span><text:reference-mark-end text:name="Versie"/><text:span text:style-name="Strong_20_Emphasis"><text:span text:style-name="T279"> </text:span></text:span><text:span text:style-name="Strong_20_Emphasis"><text:span text:style-name="T288">LTS</text:span></text:span><text:span text:style-name="Strong_20_Emphasis"><text:span text:style-name="T279"><text:note text:id="ftn1" text:note-class="footnote"><text:note-citation>1</text:note-citation><text:note-body><text:p text:style-name="P87"><text:span text:style-name="T412">Deze versie heeft codenaam </text:span><text:span text:style-name="T328">B</text:span><text:span text:style-name="T336">ullseye</text:span><text:span text:style-name="T413"> </text:span><text:span text:style-name="T414">(</text:span><text:span text:style-name="T336">bullseye</text:span><text:span text:style-name="T414">)</text:span><text:span text:style-name="T413"> </text:span><text:span text:style-name="T329">en is een zogenaamde LTS-versie (Long-Term Support, langetermijnondersteuning). <text:s/></text:span><text:span text:style-name="T330">Deze</text:span><text:span text:style-name="T329"> LTS-versie versch</text:span><text:span text:style-name="T330">een </text:span><text:span text:style-name="T335">in </text:span><text:span text:style-name="T337">augustus</text:span><text:span text:style-name="T329"> 20</text:span><text:span text:style-name="T337">2</text:span><text:span text:style-name="T330">1</text:span><text:span text:style-name="T329"> en wordt vanaf vrijgave </text:span><text:span text:style-name="T335">vijf</text:span><text:span text:style-name="T329"> jaar ondersteund</text:span><text:span text:style-name="T331"> </text:span><text:span text:style-name="T329">(</text:span><text:span text:style-name="T332">updates </text:span><text:span text:style-name="T329">tot </text:span><text:span text:style-name="T337">augustus</text:span><text:span text:style-name="T330"> </text:span><text:span text:style-name="T329">202</text:span><text:span text:style-name="T337">6</text:span><text:span text:style-name="T331">)</text:span><text:span text:style-name="T333">.</text:span></text:p></text:note-body></text:note></text:span></text:span><text:span text:style-name="Strong_20_Emphasis"><text:span text:style-name="T288"> </text:span></text:span><text:reference-mark-start text:name="Editie"/><text:span text:style-name="Strong_20_Emphasis"><text:span text:style-name="T280">desktop</text:span></text:span><text:reference-mark-end text:name="Editie"/><text:span text:style-name="Strong_20_Emphasis"><text:span text:style-name="T281">.</text:span></text:span></text:p>
      <text:p text:style-name="P9"/>
      <text:p text:style-name="P28"><text:span text:style-name="T20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8"> </text:span><text:span text:style-name="T356">voor</text:span><text:span text:style-name="T357"> </text:span><text:span text:style-name="T358">deze en andere </text:span><text:span text:style-name="T21">checklists, scripts, en overige bestanden.</text:span></text:p>
      <text:p text:style-name="P23"/>
      <text:p text:style-name="P51"><text:span text:style-name="T179">D</text:span><text:span text:style-name="T178">it is een invulbare PD</text:span><text:span text:style-name="T180">F</text:span><text:span text:style-name="T178"> met tekst- en keuzevakken; </text:span><text:span text:style-name="T181">a</text:span><text:span text:style-name="T178">fdrukken is niet noodzakelijk.</text:span></text:p>
      <text:p text:style-name="P10"/>
      <text:p text:style-name="P10">V<text:span text:style-name="T389">ul de waarden in het tekstvak achter de </text:span><text:span text:style-name="Definition"><text:span text:style-name="T390">schuingedrukte</text:span></text:span> <text:span text:style-name="T390">woorden </text:span><text:span text:style-name="T387">(zie toelichting)</text:span><text:span text:style-name="T390">:</text:span></text:p>
      <text:p text:style-name="P3"><text:span text:style-name="Definition"><text:span text:style-name="T363">g</text:span></text:span><text:span text:style-name="Definition"><text:span text:style-name="T362">ebruiker</text:span></text:span><text:span text:style-name="Definition"><text:span text:style-name="T364"><text:tab/><text:tab/></text:span></text:span><text:span text:style-name="Definition"><text:span text:style-name="T355"> <text:tab/><text:tab/></text:span></text:span><text:span text:style-name="T365"><draw:control text:anchor-type="as-char" svg:y="-0.429cm" draw:z-index="30" draw:name="Gebruiker" draw:style-name="gr2" draw:text-style-name="P107" svg:width="6.061cm" svg:height="0.6cm" draw:control="control31"><svg:title>Gebruiker</svg:title><svg:desc>Volledige naam, bijv. Jan Stek</svg:desc></draw:control></text:span><text:span text:style-name="T365"><text:tab/></text:span><text:span text:style-name="T366">(</text:span><text:span text:style-name="T384">volledige naam, bijv. </text:span><text:span text:style-name="T386">Karel Kamer</text:span><text:span text:style-name="T385">)</text:span></text:p>
      <text:p text:style-name="Standard"><text:span text:style-name="Definition"><text:span text:style-name="T363">g</text:span></text:span><text:span text:style-name="Definition"><text:span text:style-name="T362">ebruikersnaam<text:tab/><text:tab/></text:span></text:span><text:span text:style-name="Definition"><text:span text:style-name="T362"><draw:control text:anchor-type="as-char" svg:y="-0.429cm" draw:z-index="31" draw:name="Gberuikersnaam" draw:style-name="gr2" draw:text-style-name="P107" svg:width="6.061cm" svg:height="0.6cm" draw:control="control32"><svg:title>Gebruikersnaam</svg:title><svg:desc>Korte naam, bijv. jan</svg:desc></draw:control></text:span></text:span><text:span text:style-name="Definition"><text:span text:style-name="T362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8">c</text:span></text:span><text:span text:style-name="Definition"><text:span text:style-name="T377">omputernaam<text:tab/><text:tab/></text:span></text:span><text:span text:style-name="Definition"><text:span text:style-name="T365"><draw:control text:anchor-type="as-char" svg:y="-0.429cm" draw:z-index="32" draw:name="Computernaam" draw:style-name="gr2" draw:text-style-name="P107" svg:width="6.061cm" svg:height="0.6cm" draw:control="control33"><svg:title>Computernaam</svg:title><svg:desc>Unieke naam van de computer</svg:desc></draw:control></text:span></text:span><text:span text:style-name="Definition"><text:span text:style-name="T365"><text:tab/></text:span></text:span><text:span text:style-name="Definition"><text:span text:style-name="T369">(</text:span></text:span><text:span text:style-name="Definition"><text:span text:style-name="T367">unieke naam van de compute</text:span></text:span><text:span text:style-name="Definition"><text:span text:style-name="T368">r</text:span></text:span><text:span text:style-name="Definition"><text:span text:style-name="T369">)</text:span></text:span></text:p>
      <text:p text:style-name="P2"><text:span text:style-name="Definition"><text:span text:style-name="T363">o</text:span></text:span><text:span text:style-name="Definition"><text:span text:style-name="T362">pstartmenu</text:span></text:span><text:span text:style-name="Definition"><text:span text:style-name="T365"><text:tab/><text:tab/><text:tab/></text:span></text:span><text:span text:style-name="Definition"><text:span text:style-name="T365"><draw:control text:anchor-type="as-char" svg:y="-0.429cm" draw:z-index="33" draw:name="Opstartmenu" draw:style-name="gr2" draw:text-style-name="P107" svg:width="6.061cm" svg:height="0.6cm" draw:control="control34"><svg:title>Opstartmenu</svg:title><svg:desc>Toets voor het opstartmenu ("bootmenu")</svg:desc></draw:control></text:span></text:span><text:span text:style-name="Definition"><text:span text:style-name="T365"><text:tab/></text:span></text:span><text:span text:style-name="Definition"><text:span text:style-name="T369">(</text:span></text:span><text:span text:style-name="Definition"><text:span text:style-name="T367">to</text:span></text:span><text:span text:style-name="Definition"><text:span text:style-name="T374">ets voor het opstartmedium</text:span></text:span><text:span text:style-name="Definition"><text:span text:style-name="T375">)</text:span></text:span></text:p>
      <text:p text:style-name="P2"><text:span text:style-name="Definition"><text:span text:style-name="T379">i</text:span></text:span><text:span text:style-name="Definition"><text:span text:style-name="T380">nstellingen</text:span></text:span><text:span text:style-name="T369"><text:tab/> <text:tab/><text:tab/></text:span><text:span text:style-name="T369"><draw:control text:anchor-type="as-char" svg:y="-0.429cm" draw:z-index="29" draw:name="Instellingen" draw:style-name="gr2" draw:text-style-name="P107" svg:width="6.061cm" svg:height="0.6cm" draw:control="control30"><svg:title>Instellingen</svg:title><svg:desc>Toets voor het BIOS/UEFI-scherm ("setup")</svg:desc></draw:control></text:span><text:span text:style-name="T369"><text:tab/>(</text:span><text:span text:style-name="T367">toets voor het BIOS/UEFI-scherm</text:span><text:span text:style-name="T369">)</text:span></text:p>
      <text:p text:style-name="P4"><text:span text:style-name="Definition"><text:span text:style-name="T359">2</text:span></text:span><text:span text:style-name="Definition"><text:span text:style-name="T361">e </text:span></text:span><text:span text:style-name="Definition"><text:span text:style-name="T381">gebr</text:span></text:span><text:span text:style-name="Definition"><text:span text:style-name="T359">uiker </text:span></text:span><text:span text:style-name="Definition"><text:span text:style-name="T360">(evt.)</text:span></text:span><text:span text:style-name="T369"><text:tab/></text:span><text:span text:style-name="T369"><draw:control text:anchor-type="as-char" svg:y="-0.429cm" draw:z-index="35" draw:name="Instellingen_0" draw:style-name="gr2" draw:text-style-name="P107" svg:width="6.061cm" svg:height="0.6cm" draw:control="control36"><svg:title>Instellingen</svg:title><svg:desc>Toets voor het BIOS/UEFI-scherm ("setup")</svg:desc></draw:control></text:span><text:span text:style-name="T369"><text:tab/>(volledige naam </text:span><text:span text:style-name="T372">evt. </text:span><text:span text:style-name="T376">2</text:span><text:span text:style-name="T388">e</text:span><text:span text:style-name="T376"> </text:span><text:span text:style-name="T369">gebruiker)</text:span></text:p>
      <text:p text:style-name="P4"><text:span text:style-name="Definition"><text:span text:style-name="T359">2</text:span></text:span><text:span text:style-name="Definition"><text:span text:style-name="T361">e</text:span></text:span><text:span text:style-name="Definition"><text:span text:style-name="T359"> </text:span></text:span><text:span text:style-name="Definition"><text:span text:style-name="T382">g</text:span></text:span><text:span text:style-name="Definition"><text:span text:style-name="T383">ebruikersnaam</text:span></text:span><text:span text:style-name="T369"><text:tab/></text:span><text:span text:style-name="T369"><draw:control text:anchor-type="as-char" svg:y="-0.429cm" draw:z-index="34" draw:name="Instellingen_1" draw:style-name="gr2" draw:text-style-name="P107" svg:width="6.061cm" svg:height="0.6cm" draw:control="control35"><svg:title>Instellingen</svg:title><svg:desc>Toets voor het BIOS/UEFI-scherm ("setup")</svg:desc></draw:control></text:span><text:span text:style-name="T369"><text:tab/>(</text:span><text:span text:style-name="T367">korte naam </text:span><text:span text:style-name="T372">ev</text:span><text:span text:style-name="T373">entuele</text:span><text:span text:style-name="T372"> </text:span><text:span text:style-name="T376">2</text:span><text:span text:style-name="T388">e</text:span><text:span text:style-name="T376"> </text:span><text:span text:style-name="T370">gebr</text:span><text:span text:style-name="T371">uiker</text:span><text:span text:style-name="T369">)</text:span></text:p>
      <text:p text:style-name="P5"><text:span text:style-name="T299">Vervang </text:span><text:span text:style-name="Definition"><text:span text:style-name="T18">schuingedrukte</text:span></text:span><text:span text:style-name="T299"> </text:span><text:span text:style-name="T300">woorden </text:span><text:span text:style-name="T299">in deze checklist door </text:span><text:span text:style-name="T300">boven</text:span><text:span text:style-name="T299">staande waarden.</text:span></text:p>
      <text:p text:style-name="P11"/>
      <text:p text:style-name="P6"><text:span text:style-name="Strong_20_Emphasis"><text:span text:style-name="T294"/></text:span></text:p>
      <text:p text:style-name="P30"><text:span text:style-name="Strong_20_Emphasis"><text:span text:style-name="T124"><draw:control text:anchor-type="as-char" draw:z-index="0" draw:name="Vorm1" draw:style-name="gr1" draw:text-style-name="P106" svg:width="0.35cm" svg:height="0.35cm" draw:control="control1"/></text:span></text:span><text:span text:style-name="Strong_20_Emphasis"><text:span text:style-name="T124"><text:s/><text:tab/></text:span></text:span><text:span text:style-name="T295">Nog niet op Linux?<text:tab/></text:span><text:span text:style-name="T323"></text:span><text:span text:style-name="T301"> </text:span><text:span text:style-name="T302">G</text:span><text:span text:style-name="T296">ebruik </text:span><text:span text:style-name="Strong_20_Emphasis"><text:span text:style-name="T353">Checklist migratie</text:span></text:span><text:span text:style-name="T29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7"> onder </text:span><text:span text:style-name="T307">Linux</text:span><text:span text:style-name="T298">.</text:span></text:p>
      <text:p text:style-name="P44"><text:span text:style-name="Strong_20_Emphasis"><text:span text:style-name="T124"><draw:control text:anchor-type="as-char" draw:z-index="28" draw:name="Vorm2" draw:style-name="gr1" draw:text-style-name="P106" svg:width="0.35cm" svg:height="0.35cm" draw:control="control29"/></text:span></text:span><text:span text:style-name="Strong_20_Emphasis"><text:span text:style-name="T124"><text:s/><text:tab/></text:span></text:span><text:span text:style-name="T303">Nieuwe installatie?<text:tab/></text:span><text:span text:style-name="T324"></text:span><text:span text:style-name="T306"><text:tab/></text:span><text:span text:style-name="T305">B</text:span><text:span text:style-name="T303">egin bij hoofdstuk </text:span><text:span text:style-name="T303"><text:bookmark-ref text:reference-format="page" text:ref-name="__RefNumPara__4009_1271708128">2</text:bookmark-ref></text:span><text:span text:style-name="T303"><text:s text:c="2"/></text:span><text:span text:style-name="T304"><text:bookmark-ref text:reference-format="text" text:ref-name="__RefNumPara__4009_1271708128">Installatie uitvoeren</text:bookmark-ref></text:span><text:span text:style-name="T304">.</text:span></text:p>
      <text:p text:style-name="P1"><text:span text:style-name="Strong_20_Emphasis"><text:span text:style-name="T293"/></text:span></text:p>
      <text:list xml:id="list3850370957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1" draw:name="Vorm3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6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2">.</text:span></text:span></text:p>
          </table:table-cell>
        </table:table-row>
        <table:table-row table:style-name="TableLine94454134874368">
          <table:table-cell table:style-name="_31_._5f_Installatie_5f_voorbereiden.A1" office:value-type="string">
            <text:p text:style-name="P32"><text:span text:style-name="Strong_20_Emphasis"><text:span text:style-name="T86"><text:s/></text:span></text:span></text:p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54134874624">
          <table:table-cell table:style-name="_31_._5f_Installatie_5f_voorbereid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36" draw:name="Vorm4" draw:style-name="gr1" draw:text-style-name="P106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6">Installeer </text:span></text:span><text:span text:style-name="Strong_20_Emphasis"><text:span text:style-name="T104">pakket kz</text:span></text:span><text:span text:style-name="Strong_20_Emphasis"><text:span text:style-name="T86"> </text:span></text:span><text:span text:style-name="Strong_20_Emphasis"><text:span text:style-name="T72">via via </text:span></text:span><text:span text:style-name="Strong_20_Emphasis"><text:span text:style-name="T60">een </text:span></text:span><text:span text:style-name="Strong_20_Emphasis"><text:span text:style-name="T71">druk op de </text:span></text:span><text:span text:style-name="Strong_20_Emphasis"><text:span text:style-name="T220">Super</text:span></text:span><text:span text:style-name="Strong_20_Emphasis"><text:span text:style-name="T71">-toets</text:span></text:span><text:span text:style-name="Strong_20_Emphasis"><text:span text:style-name="T71"><text:note text:id="ftn2" text:note-class="footnote"><text:note-citation>2</text:note-citation><text:note-body><text:p text:style-name="P86"><text:span text:style-name="T325">De </text:span><text:span text:style-name="T347">Super</text:span><text:span text:style-name="T325">-toets is de Windows</text:span><text:span text:style-name="T326">-</text:span><text:span text:style-name="T327">toets</text:span><text:span text:style-name="T325">, </text:span><text:span text:style-name="T326">C</text:span><text:span text:style-name="T325">ommand-</text:span><text:span text:style-name="T327">toets</text:span><text:span text:style-name="T325">, of </text:span><text:span text:style-name="T326">V</text:span><text:span text:style-name="T325">ergrootglas-toets.</text:span></text:p></text:note-body></text:note></text:span></text:span><text:span text:style-name="Strong_20_Emphasis"><text:span text:style-name="T60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99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67">Terminalvenster</text:span></text:span><text:span text:style-name="Strong_20_Emphasis"><text:span text:style-name="T74">.</text:span></text:span><text:span text:style-name="Strong_20_Emphasis"><text:span text:style-name="T99"> </text:span></text:span></text:p>
          </table:table-cell>
        </table:table-row>
        <table:table-row table:style-name="TableLine94454134874880">
          <table:table-cell table:style-name="_31_._5f_Installatie_5f_voorbereiden.A1" office:value-type="string">
            <text:p text:style-name="P55"><text:span text:style-name="Strong_20_Emphasis"><text:span text:style-name="T86"><text:s/></text:span></text:span><text:span text:style-name="Strong_20_Emphasis"><text:span text:style-name="T125"><draw:control text:anchor-type="as-char" draw:z-index="38" draw:name="Vorm4_3" draw:style-name="gr1" draw:text-style-name="P106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2"><text:span text:style-name="T417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02">z</text:span></text:span><text:span text:style-name="Strong_20_Emphasis"><text:span text:style-name="T99">e opdrachten, ieder gevolgd door de </text:span></text:span><text:span text:style-name="Strong_20_Emphasis"><text:span text:style-name="T221">Enter</text:span></text:span><text:span text:style-name="Strong_20_Emphasis"><text:span text:style-name="T72">-toets:<text:line-break/></text:span></text:span><text:span text:style-name="User_20_Entry"><text:span text:style-name="T276">sudo</text:span></text:span><text:span text:style-name="User_20_Entry"><text:span text:style-name="T275"> </text:span></text:span><text:span text:style-name="User_20_Entry"><text:span text:style-name="T276">apt install wget</text:span></text:span></text:p>
            <text:p text:style-name="P62"><text:span text:style-name="User_20_Entry"><text:span text:style-name="T275">wget karelzimmer.nl/</text:span></text:span><text:span text:style-name="User_20_Entry"><text:span text:style-name="T277">kz</text:span></text:span><text:span text:style-name="User_20_Entry"><text:span text:style-name="T275"><text:line-break/>bash </text:span></text:span><text:span text:style-name="User_20_Entry"><text:span text:style-name="T277">kz</text:span></text:span></text:p>
          </table:table-cell>
        </table:table-row>
        <table:table-row table:style-name="TableLine94454134875136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4454134875392">
          <table:table-cell table:style-name="_31_._5f_Installatie_5f_voorbereid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2" draw:name="Vorm6" draw:style-name="gr1" draw:text-style-name="P10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0">Bereid de installatie voor </text:span></text:span><text:span text:style-name="Strong_20_Emphasis"><text:span text:style-name="T72">via </text:span></text:span><text:span text:style-name="Strong_20_Emphasis"><text:span text:style-name="T60">een </text:span></text:span><text:span text:style-name="Strong_20_Emphasis"><text:span text:style-name="T89">druk </text:span></text:span><text:span text:style-name="Strong_20_Emphasis"><text:span text:style-name="T84">op de </text:span></text:span><text:span text:style-name="Strong_20_Emphasis"><text:span text:style-name="T220">Super</text:span></text:span><text:span text:style-name="Strong_20_Emphasis"><text:span text:style-name="T84">-toets</text:span></text:span><text:span text:style-name="Strong_20_Emphasis"><text:span text:style-name="T273"><text:note-ref text:note-class="footnote" text:reference-format="text" text:ref-name="ftn2">2</text:note-ref></text:span></text:span><text:span text:style-name="Strong_20_Emphasis"><text:span text:style-name="T60">, </text:span></text:span><text:span text:style-name="Strong_20_Emphasis"><text:span text:style-name="T93">t</text:span></text:span><text:span text:style-name="Strong_20_Emphasis"><text:span text:style-name="T75">yp </text:span></text:span><text:span text:style-name="Strong_20_Emphasis"><text:span text:style-name="T144">men</text:span></text:span><text:span text:style-name="Strong_20_Emphasis"><text:span text:style-name="T148">u</text:span></text:span><text:span text:style-name="Strong_20_Emphasis"><text:span text:style-name="T71"> </text:span></text:span><text:span text:style-name="Strong_20_Emphasis"><text:span text:style-name="T80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</text:span></text:span><text:span text:style-name="Strong_20_Emphasis"><text:span text:style-name="T266"> </text:span></text:span><text:span text:style-name="Strong_20_Emphasis"><text:span text:style-name="T249">Installatiem</text:span></text:span><text:span text:style-name="Strong_20_Emphasis"><text:span text:style-name="T248">enu</text:span></text:span><text:span text:style-name="Strong_20_Emphasis"><text:span text:style-name="T84">.</text:span></text:span></text:p>
          </table:table-cell>
        </table:table-row>
        <table:table-row table:style-name="TableLine94454134875648">
          <table:table-cell table:style-name="_31_._5f_Installatie_5f_voorbereid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3" draw:name="Vorm7" draw:style-name="gr1" draw:text-style-name="P10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9">K</text:span></text:span><text:span text:style-name="Strong_20_Emphasis"><text:span text:style-name="T63">ie</text:span></text:span><text:span text:style-name="Strong_20_Emphasis"><text:span text:style-name="T62">s</text:span></text:span><text:span text:style-name="Strong_20_Emphasis"><text:span text:style-name="T58"> </text:span></text:span><text:span text:style-name="Strong_20_Emphasis"><text:span text:style-name="T246">1</text:span></text:span><text:span text:style-name="Strong_20_Emphasis"><text:span text:style-name="T252"> - </text:span></text:span><text:span text:style-name="Strong_20_Emphasis"><text:span text:style-name="T253">In</text:span></text:span><text:span text:style-name="Strong_20_Emphasis"><text:span text:style-name="T259">stallatie voorbereiden</text:span></text:span><text:span text:style-name="Strong_20_Emphasis"><text:span text:style-name="T68"> </text:span></text:span><text:span text:style-name="Strong_20_Emphasis"><text:span text:style-name="T85">en klik op </text:span></text:span><text:span text:style-name="Strong_20_Emphasis"><text:span text:style-name="T152">Verder</text:span></text:span><text:span text:style-name="Strong_20_Emphasis"><text:span text:style-name="T85">.</text:span></text:span></text:p>
          </table:table-cell>
        </table:table-row>
        <table:table-row table:style-name="TableLine94454134875904">
          <table:table-cell table:style-name="_31_._5f_Installatie_5f_voorbereid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4" draw:name="Vorm8" draw:style-name="gr1" draw:text-style-name="P106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58">Volg de aanwijzingen op het scherm.</text:span></text:span></text:p>
          </table:table-cell>
        </table:table-row>
        <table:table-row table:style-name="TableLine94454134876160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454134876416">
          <table:table-cell table:style-name="_31_._5f_Installatie_5f_voorbereiden.A1" office:value-type="string">
            <text:p text:style-name="P67"><text:span text:style-name="Strong_20_Emphasis"><text:span text:style-name="T86"><text:s/></text:span></text:span><text:span text:style-name="Strong_20_Emphasis"><text:span text:style-name="T125"><draw:control text:anchor-type="as-char" draw:z-index="44" draw:name="Vorm8_0" draw:style-name="gr1" draw:text-style-name="P106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6">Na aanmelden als </text:span></text:span><text:span text:style-name="Strong_20_Emphasis"><text:span text:style-name="T107">eventuele</text:span></text:span><text:span text:style-name="Strong_20_Emphasis"><text:span text:style-name="T106"> </text:span></text:span><text:span text:style-name="Definition"><text:span text:style-name="T16">2</text:span></text:span><text:span text:style-name="Definition"><text:span text:style-name="T420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6">, zoek en start</text:span></text:span><text:span text:style-name="Strong_20_Emphasis"><text:span text:style-name="T222"> </text:span></text:span><text:span text:style-name="Strong_20_Emphasis"><text:span text:style-name="T157">Ins</text:span></text:span><text:span text:style-name="Strong_20_Emphasis"><text:span text:style-name="T158">tallatiemenu</text:span></text:span><text:span text:style-name="Strong_20_Emphasis"><text:span text:style-name="T126"> </text:span></text:span><text:span text:style-name="Strong_20_Emphasis"><text:span text:style-name="T106">en </text:span></text:span><text:span text:style-name="User_20_Entry"><text:span text:style-name="T171">kies <text:line-break/></text:span></text:span><text:span text:style-name="User_20_Entry"><text:span text:style-name="T173">5</text:span></text:span><text:span text:style-name="User_20_Entry"><text:span text:style-name="T174"> -</text:span></text:span><text:span text:style-name="User_20_Entry"><text:span text:style-name="T175"> </text:span></text:span><text:span text:style-name="User_20_Entry"><text:span text:style-name="T173">Opdrachtenmenu</text:span></text:span><text:span text:style-name="User_20_Entry"><text:span text:style-name="T172"> en daarna </text:span></text:span><text:span text:style-name="User_20_Entry"><text:span text:style-name="T177">11</text:span></text:span><text:span text:style-name="User_20_Entry"><text:span text:style-name="T173"> - Instellijst</text:span></text:span><text:span text:style-name="User_20_Entry"><text:span text:style-name="T176"> </text:span></text:span><text:span text:style-name="User_20_Entry"><text:span text:style-name="T169">maken</text:span></text:span><text:span text:style-name="User_20_Entry"><text:span text:style-name="T171">.</text:span></text:span></text:p>
          </table:table-cell>
        </table:table-row>
      </table:table>
      <text:p text:style-name="P25"/>
      <text:list xml:id="list204352501085379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54134713504">
          <table:table-cell table:style-name="_32_._5f_Installatie_5f_uitvoer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5" draw:name="Vorm9" draw:style-name="gr1" draw:text-style-name="P10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9"><text:span text:style-name="T318">Start de computer op vanaf </text:span><text:span text:style-name="T319">ee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291"><text:reference-ref text:reference-format="text" text:ref-name="Versie">11</text:reference-ref></text:span></text:span><text:span text:style-name="Strong_20_Emphasis"><text:span text:style-name="T291"><text:s/></text:span></text:span><text:span text:style-name="T321">(</text:span><text:span text:style-name="T320">Live</text:span><text:span text:style-name="T192"><text:note text:id="ftn3" text:note-class="footnote"><text:note-citation>1</text:note-citation><text:note-body><text:p text:style-name="P90"><text:span text:style-name="T392">Vanaf ee</text:span>n Live <text:span text:style-name="T404">USB-stick of </text:span><text:span text:style-name="T334">CD</text:span><text:span text:style-name="T6"> </text:span>kunt <text:span text:style-name="T392">u opstarten en</text:span> met <text:reference-ref text:reference-format="text" text:ref-name="Distributie">Debian</text:reference-ref><text:s/>werken zonder deze te installeren.</text:p></text:note-body></text:note></text:span><text:span text:style-name="T194">)</text:span><text:span text:style-name="T187"> </text:span><text:span text:style-name="T191">GNOME</text:span><text:span text:style-name="T187"> </text:span><text:span text:style-name="T190">USB-stick</text:span><text:span text:style-name="T190"><text:note text:id="ftn4" text:note-class="footnote"><text:note-citation>2</text:note-citation><text:note-body><text:p text:style-name="P91"><text:span text:style-name="T406">D</text:span><text:span text:style-name="Strong_20_Emphasis"><text:span text:style-name="T195">ow</text:span></text:span><text:span text:style-name="Strong_20_Emphasis"><text:span text:style-name="T211">nload </text:span></text:span><text:span text:style-name="Strong_20_Emphasis"><text:span text:style-name="T219">e</text:span></text:span><text:span text:style-name="Strong_20_Emphasis"><text:span text:style-name="T212">e</text:span></text:span><text:span text:style-name="Strong_20_Emphasis"><text:span text:style-name="T213">n</text:span></text:span><text:span text:style-name="Strong_20_Emphasis"><text:span text:style-name="T229"> </text:span></text:span><text:span text:style-name="Strong_20_Emphasis"><text:span text:style-name="T211">Live CD </text:span></text:span><text:span text:style-name="Strong_20_Emphasis"><text:span text:style-name="T216">v</text:span></text:span><text:span text:style-name="Strong_20_Emphasis"><text:span text:style-name="T215">anaf</text:span></text:span><text:span text:style-name="Strong_20_Emphasis"><text:span text:style-name="T198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4">hier</text:span></text:span></text:a><text:span text:style-name="T406">,</text:span><text:span text:style-name="Strong_20_Emphasis"><text:span text:style-name="T199"> </text:span></text:span><text:span text:style-name="Strong_20_Emphasis"><text:span text:style-name="T214">kies </text:span></text:span><text:span text:style-name="T224">...gnome</text:span><text:span text:style-name="T223">+non-fre</text:span><text:span text:style-name="T225">e</text:span><text:span text:style-name="T223">.iso</text:span><text:span text:style-name="Strong_20_Emphasis"><text:span text:style-name="T211">, </text:span></text:span><text:span text:style-name="Strong_20_Emphasis"><text:span text:style-name="T195">e</text:span></text:span><text:span text:style-name="Strong_20_Emphasis"><text:span text:style-name="T197">n </text:span></text:span><text:span text:style-name="T406">plaats een USB-stick </text:span><text:span text:style-name="T408">van </text:span><text:span text:style-name="T406">min</text:span><text:span text:style-name="T409">imaal <text:line-break/></text:span><text:span text:style-name="T406">4 GB.</text:span></text:p><text:p text:style-name="P85"><text:span text:style-name="T406"><text:tab/></text:span><text:span text:style-name="Strong_20_Emphasis"><text:span text:style-name="T218">G</text:span></text:span><text:span text:style-name="Strong_20_Emphasis"><text:span text:style-name="T201">ebruik </text:span></text:span><text:span text:style-name="Strong_20_Emphasis"><text:span text:style-name="T202">het programma balenaEtche</text:span></text:span><text:span text:style-name="Strong_20_Emphasis"><text:span text:style-name="T203">r</text:span></text:span><text:span text:style-name="Strong_20_Emphasis"><text:span text:style-name="T202"> </text:span></text:span><text:span text:style-name="Strong_20_Emphasis"><text:span text:style-name="T204">(</text:span></text:span><text:a xlink:type="simple" xlink:href="https://www.balena.io/etcher/" text:style-name="Internet_20_link" text:visited-style-name="Visited_20_Internet_20_Link"><text:span text:style-name="Strong_20_Emphasis"><text:span text:style-name="T416">etcher.io</text:span></text:span></text:a><text:span text:style-name="Strong_20_Emphasis"><text:span text:style-name="T204">) </text:span></text:span><text:span text:style-name="Strong_20_Emphasis"><text:span text:style-name="T210">om de CD naar de USB-stick te schrijven</text:span></text:span><text:span text:style-name="Strong_20_Emphasis"><text:span text:style-name="T204">; </text:span></text:span><text:span text:style-name="Strong_20_Emphasis"><text:span text:style-name="T202">balenaEtche</text:span></text:span><text:span text:style-name="Strong_20_Emphasis"><text:span text:style-name="T203">r</text:span></text:span><text:span text:style-name="Strong_20_Emphasis"><text:span text:style-name="T206"> is</text:span></text:span><text:span text:style-name="Strong_20_Emphasis"><text:span text:style-name="T204"> </text:span></text:span><text:span text:style-name="Strong_20_Emphasis"><text:span text:style-name="T200">beschikbaar voor </text:span></text:span><text:span text:style-name="Strong_20_Emphasis"><text:span text:style-name="T207">Windows, </text:span></text:span><text:span text:style-name="Strong_20_Emphasis"><text:span text:style-name="T208">OS X</text:span></text:span><text:span text:style-name="Strong_20_Emphasis"><text:span text:style-name="T202">, </text:span></text:span><text:span text:style-name="Strong_20_Emphasis"><text:span text:style-name="T204">en </text:span></text:span><text:span text:style-name="Strong_20_Emphasis"><text:span text:style-name="T209">GNU/</text:span></text:span><text:span text:style-name="Strong_20_Emphasis"><text:span text:style-name="T202">Linux</text:span></text:span><text:span text:style-name="Strong_20_Emphasis"><text:span text:style-name="T205">.</text:span></text:span></text:p></text:note-body></text:note></text:span><text:span text:style-name="T190"> </text:span><text:span text:style-name="T193">of</text:span><text:span text:style-name="T190"> </text:span><text:span text:style-name="T186">C</text:span><text:span text:style-name="T190">D</text:span><text:span text:style-name="T19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7">.</text:span></text:p>
            <text:p text:style-name="P34"><text:span text:style-name="T188">Opstartmenu/</text:span><text:span text:style-name="T189">boot menu</text:span><text:span text:style-name="T188"> </text:span><text:span text:style-name="T187">via </text:span><text:span text:style-name="Definition"><text:span text:style-name="T391">opstartmenu</text:span></text:span><text:span text:style-name="T187">, </text:span><text:span text:style-name="T188">instellingen/</text:span><text:span text:style-name="T189">setup</text:span><text:span text:style-name="T187"> via </text:span><text:span text:style-name="Definition"><text:span text:style-name="T391">instellingen</text:span></text:span><text:span text:style-name="T187">.</text:span></text:p>
          </table:table-cell>
        </table:table-row>
        <table:table-row table:style-name="TableLine94454134751040">
          <table:table-cell table:style-name="_32_._5f_Installatie_5f_uitvoer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6" draw:name="Vorm10" draw:style-name="gr1" draw:text-style-name="P10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8">K</text:span></text:span><text:span text:style-name="Strong_20_Emphasis"><text:span text:style-name="T117">ies </text:span></text:span><text:span text:style-name="Strong_20_Emphasis"><text:span text:style-name="T121">eerste keuze </text:span></text:span><text:span text:style-name="Strong_20_Emphasis"><text:span text:style-name="T116">en druk op de </text:span></text:span><text:span text:style-name="Strong_20_Emphasis"><text:span text:style-name="T217">Enter</text:span></text:span><text:span text:style-name="Strong_20_Emphasis"><text:span text:style-name="T116">-toets.</text:span></text:span></text:p>
          </table:table-cell>
        </table:table-row>
        <table:table-row table:style-name="TableLine944541347278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1"><text:span text:style-name="Strong_20_Emphasis"><text:span text:style-name="T86"><text:s/></text:span></text:span><text:span text:style-name="Strong_20_Emphasis"><text:span text:style-name="T125"><draw:control text:anchor-type="as-char" draw:z-index="46" draw:name="Vorm11_0" draw:style-name="gr1" draw:text-style-name="P106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54">Volg de schermen en </text:span></text:span><text:span text:style-name="Strong_20_Emphasis"><text:span text:style-name="T56">maak, </text:span></text:span><text:span text:style-name="Strong_20_Emphasis"><text:span text:style-name="T57">indien nodig,</text:span></text:span><text:span text:style-name="Strong_20_Emphasis"><text:span text:style-name="T56"> verbinding met het draadloze netwerk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86"><text:s/></text:span></text:span><text:span text:style-name="Strong_20_Emphasis"><text:span text:style-name="T125"><draw:control text:anchor-type="as-char" draw:z-index="53" draw:name="Vorm11_3" draw:style-name="gr1" draw:text-style-name="P106" svg:width="0.35cm" svg:height="0.35cm" draw:control="control54"/></text:span></text:span></text:p>
          </table:table-cell>
          <table:table-cell table:style-name="_32_._5f_Installatie_5f_uitvoeren.A1" office:value-type="string">
            <text:p text:style-name="P20"><text:span text:style-name="T351">O</text:span>p het laatste scherm klik op <text:span text:style-name="Strong_20_Emphasis"><text:span text:style-name="T164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><text:span text:style-name="Strong_20_Emphasis"><text:span text:style-name="T86"><text:s/></text:span></text:span><text:span text:style-name="Strong_20_Emphasis"><text:span text:style-name="T125"><draw:control text:anchor-type="as-char" draw:z-index="50" draw:name="Vorm11_1" draw:style-name="gr1" draw:text-style-name="P106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1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454135106928">
          <table:table-cell table:style-name="_32_._5f_Installatie_5f_uitvoeren.A1" office:value-type="string">
            <text:p text:style-name="P60"><text:span text:style-name="Strong_20_Emphasis"><text:span text:style-name="T86"><text:s/></text:span></text:span><text:span text:style-name="Strong_20_Emphasis"><text:span text:style-name="T125"><draw:control text:anchor-type="as-char" draw:z-index="41" draw:name="Vorm13_1" draw:style-name="gr1" draw:text-style-name="P106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50">Start de installatie</text:span></text:span><text:span text:style-name="Strong_20_Emphasis"><text:span text:style-name="T129"> </text:span></text:span><text:span text:style-name="Strong_20_Emphasis"><text:span text:style-name="T72">via </text:span></text:span><text:span text:style-name="Strong_20_Emphasis"><text:span text:style-name="T60">een </text:span></text:span><text:span text:style-name="Strong_20_Emphasis"><text:span text:style-name="T109">klik op </text:span></text:span><text:span text:style-name="Strong_20_Emphasis"><text:span text:style-name="T160">Activities</text:span></text:span><text:span text:style-name="Strong_20_Emphasis"><text:span text:style-name="T109"> en </text:span></text:span><text:span text:style-name="Strong_20_Emphasis"><text:span text:style-name="T110">een </text:span></text:span><text:span text:style-name="Strong_20_Emphasis"><text:span text:style-name="T109">klik op</text:span></text:span><text:span text:style-name="Strong_20_Emphasis"><text:span text:style-name="T108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454135107184">
          <table:table-cell table:style-name="_32_._5f_Installatie_5f_uitvoer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40" draw:name="Vorm13_0" draw:style-name="gr1" draw:text-style-name="P106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0">Bij </text:span></text:span><text:span text:style-name="Strong_20_Emphasis"><text:span text:style-name="T165">Welcome</text:span></text:span><text:span text:style-name="Strong_20_Emphasis"><text:span text:style-name="T50"> kies </text:span></text:span><text:span text:style-name="Strong_20_Emphasis"><text:span text:style-name="T165">Nederlands</text:span></text:span><text:span text:style-name="Strong_20_Emphasis"><text:span text:style-name="T50"> en klik op </text:span></text:span><text:span text:style-name="Strong_20_Emphasis"><text:span text:style-name="T165">Volgende</text:span></text:span><text:span text:style-name="Strong_20_Emphasis"><text:span text:style-name="T50">.</text:span></text:span></text:p>
          </table:table-cell>
        </table:table-row>
        <table:table-row table:style-name="TableLine94454135107440">
          <table:table-cell table:style-name="_32_._5f_Installatie_5f_uitvoeren.A1" office:value-type="string">
            <text:p text:style-name="P75"><text:span text:style-name="Strong_20_Emphasis"><text:span text:style-name="T86"><text:s/></text:span></text:span><text:span text:style-name="Strong_20_Emphasis"><text:span text:style-name="T125"><draw:control text:anchor-type="as-char" draw:z-index="47" draw:name="Vorm13_2" draw:style-name="gr1" draw:text-style-name="P106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3">Bij <text:span text:style-name="T399">Locatie</text:span> kies bij <text:span text:style-name="T399">Regio</text:span> voor <text:span text:style-name="T399">Europa</text:span> en klik op <text:span text:style-name="T399">Volgende</text:span>.</text:p>
          </table:table-cell>
        </table:table-row>
        <table:table-row table:style-name="TableLine94454135107696">
          <table:table-cell table:style-name="_32_._5f_Installatie_5f_uitvoeren.A1" office:value-type="string">
            <text:p text:style-name="P75"><text:span text:style-name="Strong_20_Emphasis"><text:span text:style-name="T86"><text:s/></text:span></text:span><text:span text:style-name="Strong_20_Emphasis"><text:span text:style-name="T125"><draw:control text:anchor-type="as-char" draw:z-index="48" draw:name="Vorm13_3" draw:style-name="gr1" draw:text-style-name="P106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3">Bij <text:span text:style-name="T399">Toetsenbord</text:span> kies <text:span text:style-name="T399">English (US)</text:span> en klik op <text:span text:style-name="T399">Volgende</text:span>.</text:p>
          </table:table-cell>
        </table:table-row>
        <table:table-row table:style-name="TableLine94454135107952">
          <table:table-cell table:style-name="_32_._5f_Installatie_5f_uitvoeren.A1" office:value-type="string">
            <text:p text:style-name="P75"><text:span text:style-name="Strong_20_Emphasis"><text:span text:style-name="T86"><text:s/></text:span></text:span><text:span text:style-name="Strong_20_Emphasis"><text:span text:style-name="T125"><draw:control text:anchor-type="as-char" draw:z-index="49" draw:name="Vorm13_4" draw:style-name="gr1" draw:text-style-name="P106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2"><text:span text:style-name="T423">Bij </text:span><text:span text:style-name="T401">Partities</text:span><text:span text:style-name="T423"> </text:span><text:span text:style-name="T350">selecteer</text:span><text:span text:style-name="T423"> gewenste methode, </text:span><text:span text:style-name="Strong_20_Emphasis"><text:span text:style-name="T170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65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63">Volgende</text:span></text:span><text:span text:style-name="Strong_20_Emphasis"><text:span text:style-name="T43">.</text:span></text:span></text:p>
          </table:table-cell>
        </table:table-row>
        <table:table-row table:style-name="TableLine94454135108208">
          <table:table-cell table:style-name="_32_._5f_Installatie_5f_uitvoer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7" draw:name="Vorm13" draw:style-name="gr1" draw:text-style-name="P10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22">Bij </text:span></text:span><text:span text:style-name="Strong_20_Emphasis"><text:span text:style-name="T168">Gebruikers</text:span></text:span><text:span text:style-name="Strong_20_Emphasis"><text:span text:style-name="T122"> vul in </text:span></text:span><text:span text:style-name="Strong_20_Emphasis"><text:span text:style-name="T166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3">,</text:span></text:span><text:span text:style-name="Strong_20_Emphasis"><text:span text:style-name="T51"> </text:span></text:span><text:span text:style-name="Strong_20_Emphasis"><text:span text:style-name="T166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7">Wat is de </text:span></text:span><text:span text:style-name="Strong_20_Emphasis"><text:span text:style-name="T166">naam van deze </text:span></text:span><text:span text:style-name="Strong_20_Emphasis"><text:span text:style-name="T167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8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40">V</text:span></text:span><text:span text:style-name="Strong_20_Emphasis"><text:span text:style-name="T139">olgende</text:span></text:span><text:span text:style-name="Strong_20_Emphasis"><text:span text:style-name="T26">.</text:span></text:span></text:p>
          </table:table-cell>
        </table:table-row>
        <table:table-row table:style-name="TableLine94454135108464">
          <table:table-cell table:style-name="_32_._5f_Installatie_5f_uitvoer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8" draw:name="Vorm14" draw:style-name="gr1" draw:text-style-name="P10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2">Bij </text:span></text:span><text:span text:style-name="Strong_20_Emphasis"><text:span text:style-name="T233">Samenvatting</text:span></text:span><text:span text:style-name="Strong_20_Emphasis"><text:span text:style-name="T241"> </text:span></text:span><text:span text:style-name="Strong_20_Emphasis"><text:span text:style-name="T242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41">Installeer</text:span></text:span><text:span text:style-name="Strong_20_Emphasis"><text:span text:style-name="T26">.</text:span></text:span></text:p>
          </table:table-cell>
        </table:table-row>
        <table:table-row table:style-name="TableLine94454135108720">
          <table:table-cell table:style-name="_32_._5f_Installatie_5f_uitvoeren.A1" office:value-type="string">
            <text:p text:style-name="P80"><text:span text:style-name="Strong_20_Emphasis"><text:span text:style-name="T86"><text:s/></text:span></text:span><text:span text:style-name="Strong_20_Emphasis"><text:span text:style-name="T125"><draw:control text:anchor-type="as-char" draw:z-index="52" draw:name="Vorm14_0" draw:style-name="gr1" draw:text-style-name="P106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52">Bij </text:span></text:span><text:span text:style-name="Strong_20_Emphasis"><text:span text:style-name="T234">Beëindigen</text:span></text:span><text:span text:style-name="Strong_20_Emphasis"><text:span text:style-name="T241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42">Voltooid</text:span></text:span><text:span text:style-name="Strong_20_Emphasis"><text:span text:style-name="T26">.</text:span></text:span></text:p>
          </table:table-cell>
        </table:table-row>
        <table:table-row table:style-name="TableLine944541351089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54135109232">
          <table:table-cell table:style-name="_32_._5f_Installatie_5f_uitvoer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9" draw:name="Vorm20" draw:style-name="gr1" draw:text-style-name="P10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2">Verwijder </text:span></text:span><text:span text:style-name="Strong_20_Emphasis"><text:span text:style-name="T133">het </text:span></text:span><text:span text:style-name="Strong_20_Emphasis"><text:span text:style-name="T132">installatiemedium (</text:span></text:span><text:span text:style-name="Strong_20_Emphasis"><text:span text:style-name="T134">USB-stick of </text:span></text:span><text:span text:style-name="Strong_20_Emphasis"><text:span text:style-name="T120">C</text:span></text:span><text:span text:style-name="Strong_20_Emphasis"><text:span text:style-name="T134">D</text:span></text:span><text:span text:style-name="Strong_20_Emphasis"><text:span text:style-name="T274"><text:note-ref text:note-class="footnote" text:reference-format="text" text:ref-name="ftn5">3</text:note-ref></text:span></text:span><text:span text:style-name="Strong_20_Emphasis"><text:span text:style-name="T132">) </text:span></text:span><text:span text:style-name="Strong_20_Emphasis"><text:span text:style-name="T135">en</text:span></text:span><text:span text:style-name="Strong_20_Emphasis"><text:span text:style-name="T132"> </text:span></text:span><text:span text:style-name="Strong_20_Emphasis"><text:span text:style-name="T128">druk </text:span></text:span><text:span text:style-name="Strong_20_Emphasis"><text:span text:style-name="T136">op</text:span></text:span><text:span text:style-name="Strong_20_Emphasis"><text:span text:style-name="T128"> </text:span></text:span><text:span text:style-name="Strong_20_Emphasis"><text:span text:style-name="T116">de </text:span></text:span><text:span text:style-name="Strong_20_Emphasis"><text:span text:style-name="T217">Enter</text:span></text:span><text:span text:style-name="Strong_20_Emphasis"><text:span text:style-name="T116">-toets</text:span></text:span><text:span text:style-name="Strong_20_Emphasis"><text:span text:style-name="T137">.</text:span></text:span></text:p>
          </table:table-cell>
        </table:table-row>
      </table:table>
      <text:p text:style-name="P33"><text:span text:style-name="Strong_20_Emphasis"><text:span text:style-name="T128"/></text:span></text:p>
      <text:list xml:id="list204352168532566" text:continue-numbering="true" text:style-name="L1">
        <text:list-item>
          <text:p text:style-name="P94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5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54170463744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0" draw:name="Vorm21" draw:style-name="gr1" draw:text-style-name="P10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5">Encrypteer systeem</text:span></text:span><text:span text:style-name="Strong_20_Emphasis"><text:span text:style-name="T265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6">Enter</text:span></text:span><text:span text:style-name="Strong_20_Emphasis"><text:span text:style-name="T39">-toets.</text:span></text:span></text:p>
          </table:table-cell>
        </table:table-row>
        <table:table-row table:style-name="TableLine94454165880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54172281936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1" draw:name="Vorm22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54172279072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67749120">
          <table:table-cell table:style-name="_33_._5f_Installatie_5f_afronden.A1" office:value-type="string">
            <text:p text:style-name="P68"><text:span text:style-name="Strong_20_Emphasis"><text:span text:style-name="T86"><text:s/></text:span></text:span><text:span text:style-name="Strong_20_Emphasis"><text:span text:style-name="T125"><draw:control text:anchor-type="as-char" draw:z-index="45" draw:name="Vorm22_1" draw:style-name="gr1" draw:text-style-name="P106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4">Volg de schermen en </text:span></text:span><text:span text:style-name="Strong_20_Emphasis"><text:span text:style-name="T56">maak, </text:span></text:span><text:span text:style-name="Strong_20_Emphasis"><text:span text:style-name="T57">indien nodig,</text:span></text:span><text:span text:style-name="Strong_20_Emphasis"><text:span text:style-name="T56"> verbinding met het draadloze netwerk.</text:span></text:span></text:p>
          </table:table-cell>
        </table:table-row>
        <table:table-row table:style-name="TableLine94454096707216">
          <table:table-cell table:style-name="_33_._5f_Installatie_5f_afronden.A1" office:value-type="string">
            <text:p text:style-name="P82"><text:span text:style-name="Strong_20_Emphasis"><text:span text:style-name="T86"><text:s/></text:span></text:span><text:span text:style-name="Strong_20_Emphasis"><text:span text:style-name="T125"><draw:control text:anchor-type="as-char" draw:z-index="54" draw:name="Vorm22_0" draw:style-name="gr1" draw:text-style-name="P106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23">O</text:span></text:span><text:span text:style-name="Strong_20_Emphasis"><text:span text:style-name="T54">p het laatste scherm klik op</text:span></text:span><text:span text:style-name="Strong_20_Emphasis"><text:span text:style-name="T130"> </text:span></text:span><text:span text:style-name="Strong_20_Emphasis"><text:span text:style-name="T264">Beginnen met Debian GNU/Linux</text:span></text:span><text:span text:style-name="Strong_20_Emphasis"><text:span text:style-name="T130">.</text:span></text:span></text:p>
          </table:table-cell>
        </table:table-row>
        <table:table-row table:style-name="TableLine94454166631120">
          <table:table-cell table:style-name="_33_._5f_Installatie_5f_afronden.A1" office:value-type="string">
            <text:p text:style-name="P77"><text:span text:style-name="Strong_20_Emphasis"><text:span text:style-name="T86"><text:s/></text:span></text:span><text:span text:style-name="Strong_20_Emphasis"><text:span text:style-name="T125"><draw:control text:anchor-type="as-char" draw:z-index="51" draw:name="Vorm11_2" draw:style-name="gr1" draw:text-style-name="P106" svg:width="0.35cm" svg:height="0.35cm" draw:control="control52"/></text:span></text:span></text:p>
          </table:table-cell>
          <table:table-cell table:style-name="_33_._5f_Installatie_5f_afronden.A1" office:value-type="string">
            <text:p text:style-name="P22">Sluit het hulpscherm.</text:p>
          </table:table-cell>
        </table:table-row>
        <table:table-row table:style-name="TableLine944541447598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30"/></text:span></text:p>
          </table:table-cell>
        </table:table-row>
        <table:table-row table:style-name="TableLine94454097376480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2" draw:name="Vorm23" draw:style-name="gr1" draw:text-style-name="P10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7">gebruikers </text:span></text:span><text:span text:style-name="Strong_20_Emphasis"><text:span text:style-name="T129">toe </text:span></text:span><text:span text:style-name="Strong_20_Emphasis"><text:span text:style-name="T72">via </text:span></text:span><text:span text:style-name="Strong_20_Emphasis"><text:span text:style-name="T60">een </text:span></text:span><text:span text:style-name="Strong_20_Emphasis"><text:span text:style-name="T71">druk op de </text:span></text:span><text:span text:style-name="Strong_20_Emphasis"><text:span text:style-name="T220">Super</text:span></text:span><text:span text:style-name="Strong_20_Emphasis"><text:span text:style-name="T71">-toets</text:span></text:span><text:span text:style-name="Strong_20_Emphasis"><text:span text:style-name="T71"><text:note text:id="ftn6" text:note-class="footnote"><text:note-citation>1</text:note-citation><text:note-body><text:p text:style-name="P84"><text:span text:style-name="T325">De </text:span><text:span text:style-name="T347">Super</text:span><text:span text:style-name="T325">-toets is de Windows</text:span><text:span text:style-name="T326">-</text:span><text:span text:style-name="T327">toets</text:span><text:span text:style-name="T325">, </text:span><text:span text:style-name="T326">C</text:span><text:span text:style-name="T325">ommand-</text:span><text:span text:style-name="T327">toets</text:span><text:span text:style-name="T325">, of </text:span><text:span text:style-name="T326">V</text:span><text:span text:style-name="T325">ergrootglas-toets.</text:span></text:p></text:note-body></text:note></text:span></text:span><text:span text:style-name="Strong_20_Emphasis"><text:span text:style-name="T60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0">geb</text:span></text:span><text:span text:style-name="Strong_20_Emphasis"><text:span text:style-name="T151">r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</text:span></text:span><text:span text:style-name="Strong_20_Emphasis"><text:span text:style-name="T83">bij </text:span></text:span><text:span text:style-name="Strong_20_Emphasis"><text:span text:style-name="T262">Instellingen </text:span></text:span><text:span text:style-name="Strong_20_Emphasis"><text:span text:style-name="T98">rechts o</text:span></text:span><text:span text:style-name="Strong_20_Emphasis"><text:span text:style-name="T72">p </text:span></text:span><text:span text:style-name="Strong_20_Emphasis"><text:span text:style-name="T263">Gebruikers</text:span></text:span><text:span text:style-name="Strong_20_Emphasis"><text:span text:style-name="T96">.</text:span></text:span></text:p>
          </table:table-cell>
        </table:table-row>
        <table:table-row table:style-name="TableLine94454171115152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3" draw:name="Vorm24" draw:style-name="gr1" draw:text-style-name="P10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5">Klik links</text:span></text:span><text:span text:style-name="Strong_20_Emphasis"><text:span text:style-name="T131"> </text:span></text:span><text:span text:style-name="Strong_20_Emphasis"><text:span text:style-name="T112">op </text:span></text:span><text:span text:style-name="Strong_20_Emphasis"><text:span text:style-name="T161">Ontgrendelen</text:span></text:span><text:span text:style-name="Strong_20_Emphasis"><text:span text:style-name="T112"> </text:span></text:span><text:span text:style-name="Strong_20_Emphasis"><text:span text:style-name="T111">en daarna op </text:span></text:span><text:span text:style-name="Strong_20_Emphasis"><text:span text:style-name="T255">Gebruik</text:span></text:span><text:span text:style-name="Strong_20_Emphasis"><text:span text:style-name="T256">er</text:span></text:span><text:span text:style-name="Strong_20_Emphasis"><text:span text:style-name="T255"> toevoegen</text:span></text:span><text:span text:style-name="Strong_20_Emphasis"><text:span text:style-name="T111">.</text:span></text:span></text:p>
          </table:table-cell>
        </table:table-row>
        <table:table-row table:style-name="TableLine944541723820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66687744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4" draw:name="Vorm25" draw:style-name="gr1" draw:text-style-name="P106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60">een </text:span></text:span><text:span text:style-name="Strong_20_Emphasis"><text:span text:style-name="T90">druk</text:span></text:span><text:span text:style-name="Strong_20_Emphasis"><text:span text:style-name="T60"> op</text:span></text:span><text:span text:style-name="Strong_20_Emphasis"><text:span text:style-name="T74"> de </text:span></text:span><text:span text:style-name="Strong_20_Emphasis"><text:span text:style-name="T220">Super</text:span></text:span><text:span text:style-name="Strong_20_Emphasis"><text:span text:style-name="T74">-toets</text:span></text:span><text:span text:style-name="Strong_20_Emphasis"><text:span text:style-name="T272"><text:note-ref text:note-class="footnote" text:reference-format="text" text:ref-name="ftn6">1</text:note-ref></text:span></text:span><text:span text:style-name="Strong_20_Emphasis"><text:span text:style-name="T60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3">sof</text:span></text:span><text:span text:style-name="Strong_20_Emphasis"><text:span text:style-name="T155">t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54">Software</text:span></text:span><text:span text:style-name="Strong_20_Emphasis"><text:span text:style-name="T74">.</text:span></text:span></text:p>
          </table:table-cell>
        </table:table-row>
        <table:table-row table:style-name="TableLine94454172270640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5" draw:name="Vorm26" draw:style-name="gr1" draw:text-style-name="P106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T313">Klik op </text:span><text:span text:style-name="T316">Updates</text:span><text:span text:style-name="T314"> en a</text:span><text:span text:style-name="T312">ls</text:span><text:span text:style-name="T308"> </text:span><text:span text:style-name="T309">er </text:span><text:span text:style-name="T308">updates beschikbaar zijn, k</text:span><text:span text:style-name="T310">lik op </text:span><text:span text:style-name="Strong_20_Emphasis"><text:span text:style-name="T322">Downloaden</text:span></text:span><text:span text:style-name="T310"> </text:span><text:span text:style-name="T315">en vervolgens op </text:span><text:span text:style-name="T317">Herstarten &amp; bijwerken</text:span><text:span text:style-name="T315">.</text:span></text:p>
          </table:table-cell>
        </table:table-row>
        <table:table-row table:style-name="TableLine94454115598080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6" draw:name="Vorm27" draw:style-name="gr1" draw:text-style-name="P106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8"><text:span text:style-name="T311">A</text:span><text:span text:style-name="T403">anmelden als </text:span><text:span text:style-name="Definition"><text:span text:style-name="T8">gebruiker</text:span></text:span>.</text:p>
          </table:table-cell>
        </table:table-row>
        <table:table-row table:style-name="TableLine944541309884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40259088">
          <table:table-cell table:style-name="_33_._5f_Installatie_5f_afronden.A1" office:value-type="string">
            <text:p text:style-name="P45"><text:span text:style-name="Strong_20_Emphasis"><text:span text:style-name="T86"><text:s/></text:span></text:span><text:span text:style-name="Strong_20_Emphasis"><text:span text:style-name="T125"><draw:control text:anchor-type="as-char" draw:z-index="37" draw:name="Vorm4_1" draw:style-name="gr1" draw:text-style-name="P106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6">Installeer </text:span></text:span><text:span text:style-name="Strong_20_Emphasis"><text:span text:style-name="T105">pakket kz</text:span></text:span><text:span text:style-name="Strong_20_Emphasis"><text:span text:style-name="T86"> </text:span></text:span><text:span text:style-name="Strong_20_Emphasis"><text:span text:style-name="T72">via via </text:span></text:span><text:span text:style-name="Strong_20_Emphasis"><text:span text:style-name="T60">een </text:span></text:span><text:span text:style-name="Strong_20_Emphasis"><text:span text:style-name="T71">druk op de </text:span></text:span><text:span text:style-name="Strong_20_Emphasis"><text:span text:style-name="T220">Super</text:span></text:span><text:span text:style-name="Strong_20_Emphasis"><text:span text:style-name="T71">-toets</text:span></text:span><text:span text:style-name="Strong_20_Emphasis"><text:span text:style-name="T272"><text:note-ref text:note-class="footnote" text:reference-format="text" text:ref-name="ftn6">1</text:note-ref></text:span></text:span><text:span text:style-name="Strong_20_Emphasis"><text:span text:style-name="T60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99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67">Terminalvenster</text:span></text:span><text:span text:style-name="Strong_20_Emphasis"><text:span text:style-name="T99">. </text:span></text:span></text:p>
          </table:table-cell>
        </table:table-row>
        <table:table-row table:style-name="TableLine94454164875392">
          <table:table-cell table:style-name="_33_._5f_Installatie_5f_afronden.A1" office:value-type="string">
            <text:p text:style-name="P55"><text:span text:style-name="Strong_20_Emphasis"><text:span text:style-name="T86"><text:s/></text:span></text:span><text:span text:style-name="Strong_20_Emphasis"><text:span text:style-name="T125"><draw:control text:anchor-type="as-char" draw:z-index="39" draw:name="Vorm4_0" draw:style-name="gr1" draw:text-style-name="P106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1"><text:span text:style-name="T417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03">z</text:span></text:span><text:span text:style-name="Strong_20_Emphasis"><text:span text:style-name="T101">e</text:span></text:span><text:span text:style-name="Strong_20_Emphasis"><text:span text:style-name="T99"> opdrachten, ieder gevolgd door de </text:span></text:span><text:span text:style-name="Strong_20_Emphasis"><text:span text:style-name="T221">Enter</text:span></text:span><text:span text:style-name="Strong_20_Emphasis"><text:span text:style-name="T72">-toets:<text:line-break/></text:span></text:span><text:span text:style-name="User_20_Entry"><text:span text:style-name="T276">sudo</text:span></text:span><text:span text:style-name="User_20_Entry"><text:span text:style-name="T275"> </text:span></text:span><text:span text:style-name="User_20_Entry"><text:span text:style-name="T276">apt install wget</text:span></text:span><text:span text:style-name="User_20_Entry"><text:span text:style-name="T275"><text:line-break/>wget karelzimmer.nl/</text:span></text:span><text:span text:style-name="User_20_Entry"><text:span text:style-name="T277">kz</text:span></text:span><text:span text:style-name="User_20_Entry"><text:span text:style-name="T275"><text:line-break/>bash </text:span></text:span><text:span text:style-name="User_20_Entry"><text:span text:style-name="T277">kz</text:span></text:span></text:p>
          </table:table-cell>
        </table:table-row>
        <table:table-row table:style-name="TableLine94454172279424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54171444064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7" draw:name="Vorm33" draw:style-name="gr1" draw:text-style-name="P106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9">Rond de</text:span></text:span><text:span text:style-name="Strong_20_Emphasis"><text:span text:style-name="T77"> installatie </text:span></text:span><text:span text:style-name="Strong_20_Emphasis"><text:span text:style-name="T79">af </text:span></text:span><text:span text:style-name="Strong_20_Emphasis"><text:span text:style-name="T72">via </text:span></text:span><text:span text:style-name="Strong_20_Emphasis"><text:span text:style-name="T88">een</text:span></text:span><text:span text:style-name="Strong_20_Emphasis"><text:span text:style-name="T87"> druk</text:span></text:span><text:span text:style-name="Strong_20_Emphasis"><text:span text:style-name="T88"> op</text:span></text:span><text:span text:style-name="Strong_20_Emphasis"><text:span text:style-name="T74"> de </text:span></text:span><text:span text:style-name="Strong_20_Emphasis"><text:span text:style-name="T220">Super</text:span></text:span><text:span text:style-name="Strong_20_Emphasis"><text:span text:style-name="T74">-toets</text:span></text:span><text:span text:style-name="Strong_20_Emphasis"><text:span text:style-name="T272"><text:note-ref text:note-class="footnote" text:reference-format="text" text:ref-name="ftn6">1</text:note-ref></text:span></text:span><text:span text:style-name="Strong_20_Emphasis"><text:span text:style-name="T60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43">men</text:span></text:span><text:span text:style-name="Strong_20_Emphasis"><text:span text:style-name="T148">u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49">Installatiem</text:span></text:span><text:span text:style-name="Strong_20_Emphasis"><text:span text:style-name="T248">enu</text:span></text:span><text:span text:style-name="Strong_20_Emphasis"><text:span text:style-name="T71">.</text:span></text:span></text:p>
          </table:table-cell>
        </table:table-row>
        <table:table-row table:style-name="TableLine94454138429776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8" draw:name="Vorm34" draw:style-name="gr1" draw:text-style-name="P10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8">K</text:span></text:span><text:span text:style-name="Strong_20_Emphasis"><text:span text:style-name="T63">ie</text:span></text:span><text:span text:style-name="Strong_20_Emphasis"><text:span text:style-name="T62">s </text:span></text:span><text:span text:style-name="Strong_20_Emphasis"><text:span text:style-name="T247">3 -</text:span></text:span><text:span text:style-name="Strong_20_Emphasis"><text:span text:style-name="T230"> </text:span></text:span><text:span text:style-name="Strong_20_Emphasis"><text:span text:style-name="T243">Installatie</text:span></text:span><text:span text:style-name="Strong_20_Emphasis"><text:span text:style-name="T244"> </text:span></text:span><text:span text:style-name="Strong_20_Emphasis"><text:span text:style-name="T245">afronden</text:span></text:span><text:span text:style-name="Strong_20_Emphasis"><text:span text:style-name="T68"> </text:span></text:span><text:span text:style-name="Strong_20_Emphasis"><text:span text:style-name="T85">en klik op </text:span></text:span><text:span text:style-name="Strong_20_Emphasis"><text:span text:style-name="T152">Verder</text:span></text:span><text:span text:style-name="Strong_20_Emphasis"><text:span text:style-name="T85">.</text:span></text:span></text:p>
          </table:table-cell>
        </table:table-row>
        <table:table-row table:style-name="TableLine94454128418720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5"><draw:control text:anchor-type="as-char" draw:z-index="19" draw:name="Vorm35" draw:style-name="gr1" draw:text-style-name="P106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58">Volg de aanwijzingen op het scherm.</text:span></text:span></text:p>
          </table:table-cell>
        </table:table-row>
        <table:table-row table:style-name="TableLine94454168808000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4454170592080">
          <table:table-cell table:style-name="_33_._5f_Installatie_5f_afronden.A1" office:value-type="string">
            <text:p text:style-name="P63"><text:span text:style-name="Strong_20_Emphasis"><text:span text:style-name="T86"><text:s/></text:span></text:span><text:span text:style-name="Strong_20_Emphasis"><text:span text:style-name="T125"><draw:control text:anchor-type="as-char" draw:z-index="42" draw:name="Vorm35_0" draw:style-name="gr1" draw:text-style-name="P106" svg:width="0.35cm" svg:height="0.35cm" draw:control="control43"/></text:span></text:span></text:p>
          </table:table-cell>
          <table:table-cell table:style-name="_33_._5f_Installatie_5f_afronden.A1" office:value-type="string">
            <text:p text:style-name="P65"><text:span text:style-name="T419">De installatie kan nagelopen worden aan de hand van </text:span><text:span text:style-name="T352">het</text:span><text:span text:style-name="T422"> </text:span><text:span text:style-name="T419">bestand</text:span><text:span text:style-name="T418"><text:note text:id="ftn7" text:note-class="footnote"><text:note-citation>2</text:note-citation><text:note-body><text:p text:style-name="P89"><text:span text:style-name="T397">In map </text:span><text:span text:style-name="T394">/usr/local/etc </text:span><text:span text:style-name="T397">bevat </text:span><text:span text:style-name="T345">b</text:span><text:span text:style-name="T394">estand kz_install</text:span><text:span text:style-name="T346">_</text:span><text:span text:style-name="T344">applist</text:span><text:span text:style-name="T394"> </text:span><text:span text:style-name="T395">eerder geïnstalleerde apps</text:span><text:span text:style-name="T396">.</text:span></text:p></text:note-body></text:note></text:span><text:span text:style-name="T419"> aangemaakt in hoofdstuk 1 met keuze 1 - Installatie voorbereiden.</text:span></text:p>
          </table:table-cell>
        </table:table-row>
        <table:table-row table:style-name="TableLine94454170592080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5"/>
          </table:table-cell>
        </table:table-row>
        <table:table-row table:style-name="TableLine94454170592080">
          <table:table-cell table:style-name="_33_._5f_Installatie_5f_afronden.A1" office:value-type="string">
            <text:p text:style-name="P102"><text:span text:style-name="Strong_20_Emphasis"><text:span text:style-name="T86"><text:s/></text:span></text:span><text:span text:style-name="Strong_20_Emphasis"><text:span text:style-name="T125"><draw:control text:anchor-type="as-char" draw:z-index="56" draw:name="Vorm36_1" draw:style-name="gr1" draw:text-style-name="P106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103">Herstart de computer.</text:p>
          </table:table-cell>
        </table:table-row>
      </table:table>
      <text:p text:style-name="P35"><text:span text:style-name="Strong_20_Emphasis"><text:span text:style-name="T22"><text:tab/></text:span></text:span></text:p>
      <text:p text:style-name="P36"><text:span text:style-name="Strong_20_Emphasis"><text:span text:style-name="T85"/></text:span></text:p>
      <text:p text:style-name="P37"><text:span text:style-name="Strong_20_Emphasis"><text:span text:style-name="T58"/></text:span></text:p>
      <text:list xml:id="list204351722371463" text:continue-numbering="true" text:style-name="L1">
        <text:list-item>
          <text:p text:style-name="P95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54135326992">
          <table:table-cell table:style-name="Tabel2.A1" office:value-type="string">
            <text:p text:style-name="P104"><text:span text:style-name="Strong_20_Emphasis"><text:span text:style-name="T86"><text:s/></text:span></text:span><text:span text:style-name="Strong_20_Emphasis"><text:span text:style-name="T125"><draw:control text:anchor-type="as-char" draw:z-index="57" draw:name="Vorm40_0" draw:style-name="gr1" draw:text-style-name="P106" svg:width="0.35cm" svg:height="0.35cm" draw:control="control58"/></text:span></text:span></text:p>
          </table:table-cell>
          <table:table-cell table:style-name="Tabel2.A1" office:value-type="string">
            <text:p text:style-name="P97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5">Encrypteer systeem</text:span></text:span><text:span text:style-name="Strong_20_Emphasis"><text:span text:style-name="T265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6">Enter</text:span></text:span><text:span text:style-name="Strong_20_Emphasis"><text:span text:style-name="T39">-toets.</text:span></text:span></text:p>
          </table:table-cell>
        </table:table-row>
        <table:table-row table:style-name="TableLine94454135326992"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6"/>
          </table:table-cell>
        </table:table-row>
        <table:table-row table:style-name="TableLine94454135326992">
          <table:table-cell table:style-name="Tabel2.A1" office:value-type="string">
            <text:p text:style-name="P99"><text:span text:style-name="Strong_20_Emphasis"><text:span text:style-name="T86"><text:s/></text:span></text:span><text:span text:style-name="Strong_20_Emphasis"><text:span text:style-name="T125"><draw:control text:anchor-type="as-char" draw:z-index="55" draw:name="Vorm36_0" draw:style-name="gr1" draw:text-style-name="P106" svg:width="0.35cm" svg:height="0.35cm" draw:control="control56"/></text:span></text:span></text:p>
          </table:table-cell>
          <table:table-cell table:style-name="Tabel2.A1" office:value-type="string">
            <text:p text:style-name="P9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54135326992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0" draw:name="Vorm36" draw:style-name="gr1" draw:text-style-name="P106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8">R</text:span></text:span><text:span text:style-name="Strong_20_Emphasis"><text:span text:style-name="T64">icht </text:span></text:span><text:span text:style-name="Definition"><text:span text:style-name="T9">gebruiker</text:span></text:span><text:span text:style-name="Strong_20_Emphasis"><text:span text:style-name="T59"><text:note text:id="ftn8" text:note-class="footnote"><text:note-citation>1</text:note-citation><text:note-body><text:p text:style-name="P83"><text:span text:style-name="T398">Na aanmelden als </text:span><text:span text:style-name="Definition"><text:span text:style-name="T410">2</text:span></text:span><text:span text:style-name="Definition"><text:span text:style-name="T421">e</text:span></text:span><text:span text:style-name="Definition"><text:span text:style-name="T410"> </text:span></text:span><text:span text:style-name="Definition"><text:span text:style-name="T411">gebruiker</text:span></text:span><text:span text:style-name="T398">, </text:span><text:span text:style-name="T415">zoek en </text:span><text:span text:style-name="T398">start</text:span><text:span text:style-name="T407"> </text:span><text:span text:style-name="T405">In</text:span><text:span text:style-name="T400">stallatiemenu</text:span><text:span text:style-name="Strong_20_Emphasis"><text:span text:style-name="T266"> </text:span></text:span><text:span text:style-name="T398">en </text:span><text:span text:style-name="User_20_Entry"><text:span text:style-name="T226">kies </text:span></text:span><text:span text:style-name="User_20_Entry"><text:span text:style-name="T228">4 -</text:span></text:span><text:span text:style-name="User_20_Entry"><text:span text:style-name="T226"> </text:span></text:span><text:span text:style-name="User_20_Entry"><text:span text:style-name="T227">Gebruiker inrichten</text:span></text:span><text:span text:style-name="User_20_Entry"><text:span text:style-name="T226">.</text:span></text:span></text:p></text:note-body></text:note></text:span></text:span><text:span text:style-name="Strong_20_Emphasis"><text:span text:style-name="T64"> </text:span></text:span><text:span text:style-name="Strong_20_Emphasis"><text:span text:style-name="T65">in </text:span></text:span><text:span text:style-name="Strong_20_Emphasis"><text:span text:style-name="T72">via </text:span></text:span><text:span text:style-name="Strong_20_Emphasis"><text:span text:style-name="T81">het </text:span></text:span><text:span text:style-name="Strong_20_Emphasis"><text:span text:style-name="T146">Installatiemenu</text:span></text:span><text:span text:style-name="Strong_20_Emphasis"><text:span text:style-name="T266"> </text:span></text:span><text:span text:style-name="Strong_20_Emphasis"><text:span text:style-name="T82">en </text:span></text:span><text:span text:style-name="Strong_20_Emphasis"><text:span text:style-name="T70">keuze</text:span></text:span><text:span text:style-name="Strong_20_Emphasis"><text:span text:style-name="T67"> </text:span></text:span><text:span text:style-name="Strong_20_Emphasis"><text:span text:style-name="T247">4 -</text:span></text:span><text:span text:style-name="Strong_20_Emphasis"><text:span text:style-name="T230"> </text:span></text:span><text:span text:style-name="T260">Gebruiker inrichten</text:span><text:span text:style-name="Strong_20_Emphasis"><text:span text:style-name="T61">.</text:span></text:span></text:p>
          </table:table-cell>
        </table:table-row>
        <table:table-row table:style-name="TableLine94454125209472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1" draw:name="Vorm37" draw:style-name="gr1" draw:text-style-name="P106" svg:width="0.35cm" svg:height="0.35cm" draw:control="control22"/></text:span></text:span></text:p>
          </table:table-cell>
          <table:table-cell table:style-name="Tabel2.A1" office:value-type="string">
            <text:p text:style-name="P43"><text:span text:style-name="Strong_20_Emphasis"><text:span text:style-name="T393">Volg de aanwijzingen op het scherm.</text:span></text:span></text:p>
          </table:table-cell>
        </table:table-row>
        <table:table-row table:style-name="TableLine94454125209728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3"/>
          </table:table-cell>
        </table:table-row>
        <table:table-row table:style-name="TableLine94454135404592">
          <table:table-cell table:style-name="Tabel2.A1" office:value-type="string">
            <text:p text:style-name="P64"><text:span text:style-name="Strong_20_Emphasis"><text:span text:style-name="T86"><text:s/></text:span></text:span><text:span text:style-name="Strong_20_Emphasis"><text:span text:style-name="T125"><draw:control text:anchor-type="as-char" draw:z-index="43" draw:name="Vorm37_0" draw:style-name="gr1" draw:text-style-name="P106" svg:width="0.35cm" svg:height="0.35cm" draw:control="control44"/></text:span></text:span></text:p>
          </table:table-cell>
          <table:table-cell table:style-name="Tabel2.A1" office:value-type="string">
            <text:p text:style-name="P66"><text:span text:style-name="T348">Het</text:span><text:span text:style-name="T419"> </text:span><text:span text:style-name="T349">inrichten </text:span><text:span text:style-name="T419">kan nagelopen worden aan de hand van </text:span><text:span text:style-name="T425">de </text:span><text:span text:style-name="T419">bestanden</text:span><text:span text:style-name="T418"><text:note text:id="ftn9" text:note-class="footnote"><text:note-citation>2</text:note-citation><text:note-body><text:p text:style-name="P88"><text:span text:style-name="T343">I</text:span><text:span text:style-name="T339">n</text:span><text:span text:style-name="T340"> de Persoonlijke map </text:span><text:span text:style-name="T339">bevat </text:span><text:span text:style-name="T343">map </text:span><text:span text:style-name="T340">kz_setup_list</text:span><text:span text:style-name="T338">s </text:span><text:span text:style-name="T342">bestanden met</text:span><text:span text:style-name="T339"> </text:span><text:span text:style-name="T341">eerder gekozen gebruikersfoto, </text:span><text:span text:style-name="T340">bureaubladachtergrond, favorieten, en opdrachtgeschiedenis.</text:span></text:p></text:note-body></text:note></text:span><text:span text:style-name="T419"> aangemaakt in hoofdstuk 1 met keuze 1 - Installatie voorbereiden.</text:span></text:p>
          </table:table-cell>
        </table:table-row>
        <table:table-row table:style-name="TableLine94454135541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54135592784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2" draw:name="Vorm40" draw:style-name="gr1" draw:text-style-name="P106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3">LVM met encryptie</text:span></text:span><text:span text:style-name="Strong_20_Emphasis"><text:span text:style-name="T265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62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9">balk</text:span></text:span><text:span text:style-name="Strong_20_Emphasis"><text:span text:style-name="T38">.</text:span></text:span></text:p>
          </table:table-cell>
        </table:table-row>
        <table:table-row table:style-name="TableLine944541355903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54135581376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3" draw:name="Vorm41" draw:style-name="gr1" draw:text-style-name="P106" svg:width="0.35cm" svg:height="0.35cm" draw:control="control24"/></text:span></text:span></text:p>
          </table:table-cell>
          <table:table-cell table:style-name="Tabel2.A1" office:value-type="string">
            <text:p text:style-name="P49"><text:span text:style-name="Strong_20_Emphasis"><text:span text:style-name="T238">Maak een </text:span></text:span><text:span text:style-name="Strong_20_Emphasis"><text:span text:style-name="T240">back-up</text:span></text:span><text:span text:style-name="Strong_20_Emphasis"><text:span text:style-name="T238"> </text:span></text:span><text:span text:style-name="Strong_20_Emphasis"><text:span text:style-name="T237">via</text:span></text:span><text:span text:style-name="Strong_20_Emphasis"><text:span text:style-name="T72"> </text:span></text:span><text:span text:style-name="Strong_20_Emphasis"><text:span text:style-name="T60">een </text:span></text:span><text:span text:style-name="Strong_20_Emphasis"><text:span text:style-name="T91">druk </text:span></text:span><text:span text:style-name="Strong_20_Emphasis"><text:span text:style-name="T71">op de </text:span></text:span><text:span text:style-name="Strong_20_Emphasis"><text:span text:style-name="T220">Super</text:span></text:span><text:span text:style-name="Strong_20_Emphasis"><text:span text:style-name="T71">-toets</text:span></text:span><text:span text:style-name="Strong_20_Emphasis"><text:span text:style-name="T91">, </text:span></text:span><text:span text:style-name="Strong_20_Emphasis"><text:span text:style-name="T95">t</text:span></text:span><text:span text:style-name="Strong_20_Emphasis"><text:span text:style-name="T75">yp </text:span></text:span><text:span text:style-name="Strong_20_Emphasis"><text:span text:style-name="T145">men</text:span></text:span><text:span text:style-name="Strong_20_Emphasis"><text:span text:style-name="T149">u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49">Installatie</text:span></text:span><text:span text:style-name="Strong_20_Emphasis"><text:span text:style-name="T250">m</text:span></text:span><text:span text:style-name="Strong_20_Emphasis"><text:span text:style-name="T248">enu</text:span></text:span><text:span text:style-name="Strong_20_Emphasis"><text:span text:style-name="T71">.</text:span></text:span></text:p>
          </table:table-cell>
        </table:table-row>
        <table:table-row table:style-name="TableLine94454135576144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4" draw:name="Vorm42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43"><text:span text:style-name="Strong_20_Emphasis"><text:span text:style-name="T269">K</text:span></text:span><text:span text:style-name="Strong_20_Emphasis"><text:span text:style-name="T238">ies</text:span></text:span><text:span text:style-name="Strong_20_Emphasis"><text:span text:style-name="T237"> </text:span></text:span><text:span text:style-name="Strong_20_Emphasis"><text:span text:style-name="T257">5 -</text:span></text:span><text:span text:style-name="T236"> </text:span><text:span text:style-name="T257">Opdrachtenmenu</text:span><text:span text:style-name="T238">, </text:span><text:span text:style-name="T271">kies</text:span><text:span text:style-name="T238"> </text:span><text:span text:style-name="T258">1 -</text:span><text:span text:style-name="T236"> </text:span><text:span text:style-name="T261">Back-up</text:span><text:span text:style-name="T258"> </text:span><text:span text:style-name="T261">maken</text:span><text:span text:style-name="T236">,</text:span><text:span text:style-name="Strong_20_Emphasis"><text:span text:style-name="T68"> </text:span></text:span><text:span text:style-name="Strong_20_Emphasis"><text:span text:style-name="T85">en klik op </text:span></text:span><text:span text:style-name="Strong_20_Emphasis"><text:span text:style-name="T152">Verder</text:span></text:span><text:span text:style-name="Strong_20_Emphasis"><text:span text:style-name="T85">.</text:span></text:span></text:p>
          </table:table-cell>
        </table:table-row>
        <table:table-row table:style-name="TableLine94454135526896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5" draw:name="Vorm43" draw:style-name="gr1" draw:text-style-name="P106" svg:width="0.35cm" svg:height="0.35cm" draw:control="control26"/></text:span></text:span></text:p>
          </table:table-cell>
          <table:table-cell table:style-name="Tabel2.A1" office:value-type="string">
            <text:p text:style-name="P43"><text:span text:style-name="Strong_20_Emphasis"><text:span text:style-name="T235">Volg de aanwijzingen op het scherm.</text:span></text:span></text:p>
          </table:table-cell>
        </table:table-row>
        <table:table-row table:style-name="TableLine944541355891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54135589728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6" draw:name="Vorm44" draw:style-name="gr1" draw:text-style-name="P106" svg:width="0.35cm" svg:height="0.35cm" draw:control="control27"/></text:span></text:span></text:p>
          </table:table-cell>
          <table:table-cell table:style-name="Tabel2.A1" office:value-type="string">
            <text:p text:style-name="P50"><text:span text:style-name="Strong_20_Emphasis"><text:span text:style-name="T268">Plan automatische </text:span></text:span><text:span text:style-name="Strong_20_Emphasis"><text:span text:style-name="T270">reservekopieën</text:span></text:span><text:span text:style-name="Strong_20_Emphasis"><text:span text:style-name="T238"> </text:span></text:span><text:span text:style-name="Strong_20_Emphasis"><text:span text:style-name="T239">in </text:span></text:span><text:span text:style-name="Strong_20_Emphasis"><text:span text:style-name="T237">via</text:span></text:span><text:span text:style-name="Strong_20_Emphasis"><text:span text:style-name="T72"> </text:span></text:span><text:span text:style-name="Strong_20_Emphasis"><text:span text:style-name="T60">een </text:span></text:span><text:span text:style-name="Strong_20_Emphasis"><text:span text:style-name="T91">druk </text:span></text:span><text:span text:style-name="Strong_20_Emphasis"><text:span text:style-name="T71">op de </text:span></text:span><text:span text:style-name="Strong_20_Emphasis"><text:span text:style-name="T220">Super</text:span></text:span><text:span text:style-name="Strong_20_Emphasis"><text:span text:style-name="T71">-toets</text:span></text:span><text:span text:style-name="Strong_20_Emphasis"><text:span text:style-name="T91">, </text:span></text:span><text:span text:style-name="Strong_20_Emphasis"><text:span text:style-name="T95">t</text:span></text:span><text:span text:style-name="Strong_20_Emphasis"><text:span text:style-name="T75">yp </text:span></text:span><text:span text:style-name="Strong_20_Emphasis"><text:span text:style-name="T147">res</text:span></text:span><text:span text:style-name="Strong_20_Emphasis"><text:span text:style-name="T156">e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6">lik op </text:span></text:span><text:span text:style-name="Strong_20_Emphasis"><text:span text:style-name="T97">het </text:span></text:span><text:span text:style-name="Strong_20_Emphasis"><text:span text:style-name="T72">pictogram </text:span></text:span><text:span text:style-name="Strong_20_Emphasis"><text:span text:style-name="T97">van</text:span></text:span><text:span text:style-name="Strong_20_Emphasis"><text:span text:style-name="T76"> </text:span></text:span><text:span text:style-name="Strong_20_Emphasis"><text:span text:style-name="T251">Reservekopieën</text:span></text:span><text:span text:style-name="Strong_20_Emphasis"><text:span text:style-name="T71">.</text:span></text:span></text:p>
          </table:table-cell>
        </table:table-row>
        <table:table-row table:style-name="TableLine94454135479136">
          <table:table-cell table:style-name="Tabel2.A1" office:value-type="string">
            <text:p text:style-name="P47"><text:span text:style-name="Strong_20_Emphasis"><text:span text:style-name="T86"><text:s/></text:span></text:span><text:span text:style-name="Strong_20_Emphasis"><text:span text:style-name="T125"><draw:control text:anchor-type="as-char" draw:z-index="27" draw:name="Vorm45" draw:style-name="gr1" draw:text-style-name="P106" svg:width="0.35cm" svg:height="0.35cm" draw:control="control28"/></text:span></text:span></text:p>
          </table:table-cell>
          <table:table-cell table:style-name="Tabel2.A1" office:value-type="string">
            <text:p text:style-name="P43"><text:span text:style-name="Strong_20_Emphasis"><text:span text:style-name="T235">Volg de aanwijzingen op het scherm.</text:span></text:span></text:p>
          </table:table-cell>
        </table:table-row>
      </table:table>
      <text:p text:style-name="P13"><text:span text:style-name="Strong_20_Emphasis"><text:span text:style-name="T61"/></text:span></text:p>
      <text:p text:style-name="P42"/>
      <text:p text:style-name="P70"><text:span text:style-name="T182">E</text:span><text:span text:style-name="T183">inde c</text:span><text:span text:style-name="T184">hecklist, </text:span><text:span text:style-name="T185">d</text:span><text:span text:style-name="T184">e</text:span><text:span text:style-name="T283"> installatie van </text:span><text:span text:style-name="T283"><text:reference-ref text:reference-format="text" text:ref-name="Distributie">Debian</text:reference-ref></text:span><text:span text:style-name="T283"><text:s/></text:span><text:span text:style-name="Strong_20_Emphasis"><text:span text:style-name="T292">GNU/Linux</text:span></text:span><text:span text:style-name="Strong_20_Emphasis"><text:span text:style-name="T283"> </text:span></text:span><text:span text:style-name="T284"><text:reference-ref text:reference-format="text" text:ref-name="Versie">11</text:reference-ref></text:span><text:span text:style-name="T283"><text:s/></text:span><text:span text:style-name="T289">LTS </text:span><text:span text:style-name="T283"><text:reference-ref text:reference-format="text" text:ref-name="Editie">desktop</text:reference-ref></text:span><text:span text:style-name="T283"><text:s/>is voltooid.</text:span></text:p>
      <text:p text:style-name="P24"/>
      <text:p text:style-name="P7"><text:span text:style-name="T114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1 desktop</text:file-name></text:span><text:span text:style-name="MT2"><text:tab/><text:tab/></text:span><text:span text:style-name="MT1"><text:date style:data-style-name="N36" text:date-value="2021-09-14T20:43:51.105250306">14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4T20:43:50.988855214</dc:date>
    <meta:keyword>Installatie</meta:keyword>
    <meta:keyword>Checklist</meta:keyword>
    <meta:keyword>Linux</meta:keyword>
    <meta:editing-cycles>6387</meta:editing-cycles>
    <meta:editing-duration>P11DT8H5M19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967" meta:character-count="6404" meta:non-whitespace-character-count="5442"/>
    <meta:user-defined meta:name="Info 1"/>
    <meta:user-defined meta:name="Info 2"/>
    <meta:user-defined meta:name="Info 3"/>
    <meta:user-defined meta:name="Info 4"/>
  </office:meta>
</office:document-meta>
</file>